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59.6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32.29pt"/>
    </style:style>
    <style:style style:name="co10" style:family="table-column">
      <style:table-column-properties fo:break-before="auto" style:column-width="122.71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66.64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3.74pt" fo:break-before="auto" style:use-optimal-row-height="false"/>
    </style:style>
    <style:style style:name="ta1" style:family="table" style:master-page-name="PageStyle_5f_T2.3.2.10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#ffffff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e8ea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33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33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33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3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3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2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28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33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13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38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37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37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3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39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39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35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35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33">
      <style:table-cell-properties fo:background-color="#e8eaf7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 style:data-style-name="N130">
      <style:table-cell-properties fo:background-color="#e8eaf7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35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2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2.3.2.10" table:style-name="ta1" table:print-ranges="'T2.3.2.10'.A1:'T2.3.2.10'.G6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9" table:number-columns-repeated="15" table:default-cell-style-name="ce3"/>
        <table:table-column table:style-name="co3" table:number-columns-repeated="995" table:default-cell-style-name="ce3"/>
        <table:table-row table:style-name="ro1">
          <table:table-cell table:style-name="ce1" office:value-type="string" calcext:value-type="string">
            <text:p>Siedlungsabfälle 1)</text:p>
          </table:table-cell>
          <table:table-cell table:style-name="ce14" table:number-columns-repeated="5"/>
          <table:table-cell table:style-name="ce44" office:value-type="string" calcext:value-type="string">
            <text:p>T 02.03.02.10</text:p>
          </table:table-cell>
          <table:table-cell table:style-name="ce14" table:number-columns-repeated="2"/>
          <table:table-cell table:style-name="ce46" table:number-columns-repeated="8"/>
          <table:table-cell table:style-name="ce14" table:number-columns-repeated="1007"/>
        </table:table-row>
        <table:table-row table:style-name="ro2">
          <table:table-cell table:style-name="ce2"/>
          <table:table-cell table:style-name="ce4" table:number-columns-repeated="6"/>
          <table:table-cell table:number-columns-repeated="2"/>
          <table:table-cell table:style-name="ce46" table:number-columns-repeated="8"/>
          <table:table-cell table:number-columns-repeated="11"/>
          <table:table-cell table:style-name="ce52"/>
          <table:table-cell table:number-columns-repeated="995"/>
        </table:table-row>
        <table:table-row table:style-name="ro2"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3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16" office:value-type="string" calcext:value-type="string">
            <text:p>Total Siedlungsabfälle</text:p>
          </table:table-cell>
          <table:table-cell/>
          <table:table-cell table:style-name="ce16" office:value-type="string" calcext:value-type="string">
            <text:p>Verbrannte und deponierte Siedlungsabfälle</text:p>
          </table:table-cell>
          <table:table-cell/>
          <table:table-cell table:style-name="ce16" office:value-type="string" calcext:value-type="string">
            <text:p>Separat gesammelte Siedlungsabfälle</text:p>
          </table:table-cell>
          <table:table-cell table:number-columns-repeated="3"/>
          <table:table-cell table:style-name="ce46" table:number-columns-repeated="8"/>
          <table:table-cell table:number-columns-repeated="1007"/>
        </table:table-row>
        <table:table-row table:style-name="ro2">
          <table:table-cell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18" office:value-type="string" calcext:value-type="string">
            <text:p>Mio. Tonnen</text:p>
          </table:table-cell>
          <table:table-cell table:style-name="ce18" office:value-type="string" calcext:value-type="string">
            <text:p>kg je Einwohner</text:p>
          </table:table-cell>
          <table:table-cell table:style-name="ce18" office:value-type="string" calcext:value-type="string">
            <text:p>Mio. Tonnen</text:p>
          </table:table-cell>
          <table:table-cell table:style-name="ce18" office:value-type="string" calcext:value-type="string">
            <text:p>kg je Einwohner</text:p>
          </table:table-cell>
          <table:table-cell table:style-name="ce18" office:value-type="string" calcext:value-type="string">
            <text:p>Mio. Tonnen</text:p>
          </table:table-cell>
          <table:table-cell office:value-type="string" calcext:value-type="string">
            <text:p>kg je Einwohner</text:p>
          </table:table-cell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2">
          <table:table-cell table:style-name="ce4"/>
          <table:table-cell table:style-name="ce19" table:number-columns-repeated="5"/>
          <table:table-cell table:style-name="ce4"/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2">
          <table:table-cell table:number-columns-repeated="9"/>
          <table:table-cell table:style-name="ce46" table:number-columns-repeated="8"/>
          <table:table-cell table:number-columns-repeated="100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20" office:value-type="float" office:value="1.938" calcext:value-type="float">
            <text:p>1.94 <text:s/></text:p>
          </table:table-cell>
          <table:table-cell table:style-name="ce25" office:value-type="float" office:value="309.238870272858" calcext:value-type="float">
            <text:p>309 <text:s/></text:p>
          </table:table-cell>
          <table:table-cell table:style-name="ce31" office:value-type="float" office:value="1.64" calcext:value-type="float">
            <text:p>1.64 <text:s/></text:p>
          </table:table-cell>
          <table:table-cell table:style-name="ce37" office:value-type="float" office:value="261.688208074039" calcext:value-type="float">
            <text:p>262 <text:s/></text:p>
          </table:table-cell>
          <table:table-cell table:style-name="ce43" office:value-type="float" office:value="0.298" calcext:value-type="float">
            <text:p>0.30 <text:s/></text:p>
          </table:table-cell>
          <table:table-cell table:style-name="ce45" office:value-type="float" office:value="47.5506621988192" calcext:value-type="float">
            <text:p>48 <text:s/></text:p>
          </table:table-cell>
          <table:table-cell table:formula="of:=[.G9]/([.E9]+[.G9])" office:value-type="float" office:value="0.153766769865841" calcext:value-type="float">
            <text:p>0.153766769865841</text:p>
          </table:table-cell>
          <table:table-cell table:formula="of:= 1-[.H9]" office:value-type="float" office:value="0.846233230134159" calcext:value-type="float">
            <text:p>0.846233230134159</text:p>
          </table:table-cell>
          <table:table-cell table:style-name="ce46"/>
          <table:table-cell table:style-name="ce46" table:formula="of:=[.C9]/50" office:value-type="float" office:value="6.18477740545716" calcext:value-type="float">
            <text:p>6.18477740545716</text:p>
          </table:table-cell>
          <table:table-cell table:formula="of:=[.E9]/50" office:value-type="float" office:value="5.23376416148078" calcext:value-type="float">
            <text:p>5.23376416148078</text:p>
          </table:table-cell>
          <table:table-cell table:formula="of:=[.G9]/50" office:value-type="float" office:value="0.951013243976384" calcext:value-type="float">
            <text:p>0.951013243976384</text:p>
          </table:table-cell>
          <table:table-cell table:number-columns-repeated="1011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table:style-name="ce21" office:value-type="float" office:value="1.9679" calcext:value-type="float">
            <text:p>1.97 <text:s/></text:p>
          </table:table-cell>
          <table:table-cell table:style-name="ce26" office:value-type="float" office:value="310.247516947816" calcext:value-type="float">
            <text:p>310 <text:s/></text:p>
          </table:table-cell>
          <table:table-cell table:style-name="ce32" office:value-type="float" office:value="1.66" calcext:value-type="float">
            <text:p>1.66 <text:s/></text:p>
          </table:table-cell>
          <table:table-cell table:style-name="ce38" office:value-type="float" office:value="261.705817436544" calcext:value-type="float">
            <text:p>262 <text:s/></text:p>
          </table:table-cell>
          <table:table-cell table:style-name="ce22" office:value-type="float" office:value="0.3079" calcext:value-type="float">
            <text:p>0.31 <text:s/></text:p>
          </table:table-cell>
          <table:table-cell table:style-name="ce27" office:value-type="float" office:value="48.5416995112723" calcext:value-type="float">
            <text:p>49 <text:s/></text:p>
          </table:table-cell>
          <table:table-cell table:formula="of:=[.G10]/([.E10]+[.G10])" office:value-type="float" office:value="0.156461202296865" calcext:value-type="float">
            <text:p>0.156461202296865</text:p>
          </table:table-cell>
          <table:table-cell table:formula="of:= 1-[.H10]" office:value-type="float" office:value="0.843538797703135" calcext:value-type="float">
            <text:p>0.843538797703135</text:p>
          </table:table-cell>
          <table:table-cell table:style-name="ce46"/>
          <table:table-cell table:style-name="ce46" table:formula="of:=[.C10]/50" office:value-type="float" office:value="6.20495033895632" calcext:value-type="float">
            <text:p>6.20495033895632</text:p>
          </table:table-cell>
          <table:table-cell table:formula="of:=[.E10]/50" office:value-type="float" office:value="5.23411634873088" calcext:value-type="float">
            <text:p>5.23411634873088</text:p>
          </table:table-cell>
          <table:table-cell table:formula="of:=[.G10]/50" office:value-type="float" office:value="0.970833990225446" calcext:value-type="float">
            <text:p>0.970833990225446</text:p>
          </table:table-cell>
          <table:table-cell table:number-columns-repeated="1011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table:style-name="ce21" office:value-type="float" office:value="1.9978" calcext:value-type="float">
            <text:p>2.00 <text:s/></text:p>
          </table:table-cell>
          <table:table-cell table:style-name="ce26" office:value-type="float" office:value="312.107483205749" calcext:value-type="float">
            <text:p>312 <text:s/></text:p>
          </table:table-cell>
          <table:table-cell table:style-name="ce32" office:value-type="float" office:value="1.68" calcext:value-type="float">
            <text:p>1.68 <text:s/></text:p>
          </table:table-cell>
          <table:table-cell table:style-name="ce38" office:value-type="float" office:value="262.45899078269" calcext:value-type="float">
            <text:p>262 <text:s/></text:p>
          </table:table-cell>
          <table:table-cell table:style-name="ce22" office:value-type="float" office:value="0.3178" calcext:value-type="float">
            <text:p>0.32 <text:s/></text:p>
          </table:table-cell>
          <table:table-cell table:style-name="ce27" office:value-type="float" office:value="49.6484924230589" calcext:value-type="float">
            <text:p>50 <text:s/></text:p>
          </table:table-cell>
          <table:table-cell table:formula="of:=[.G11]/([.E11]+[.G11])" office:value-type="float" office:value="0.159074982480729" calcext:value-type="float">
            <text:p>0.159074982480729</text:p>
          </table:table-cell>
          <table:table-cell table:formula="of:= 1-[.H11]" office:value-type="float" office:value="0.840925017519271" calcext:value-type="float">
            <text:p>0.840925017519271</text:p>
          </table:table-cell>
          <table:table-cell table:style-name="ce46"/>
          <table:table-cell table:style-name="ce46" table:formula="of:=[.C11]/50" office:value-type="float" office:value="6.24214966411498" calcext:value-type="float">
            <text:p>6.24214966411498</text:p>
          </table:table-cell>
          <table:table-cell table:formula="of:=[.E11]/50" office:value-type="float" office:value="5.2491798156538" calcext:value-type="float">
            <text:p>5.2491798156538</text:p>
          </table:table-cell>
          <table:table-cell table:formula="of:=[.G11]/50" office:value-type="float" office:value="0.992969848461178" calcext:value-type="float">
            <text:p>0.992969848461178</text:p>
          </table:table-cell>
          <table:table-cell table:number-columns-repeated="1011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table:style-name="ce21" office:value-type="float" office:value="2.072938" calcext:value-type="float">
            <text:p>2.07 <text:s/></text:p>
          </table:table-cell>
          <table:table-cell table:style-name="ce26" office:value-type="float" office:value="321.834808259587" calcext:value-type="float">
            <text:p>322 <text:s/></text:p>
          </table:table-cell>
          <table:table-cell table:style-name="ce32" office:value-type="float" office:value="1.74" calcext:value-type="float">
            <text:p>1.74 <text:s/></text:p>
          </table:table-cell>
          <table:table-cell table:style-name="ce38" office:value-type="float" office:value="270.144387517466" calcext:value-type="float">
            <text:p>270 <text:s/></text:p>
          </table:table-cell>
          <table:table-cell table:style-name="ce22" office:value-type="float" office:value="0.332938" calcext:value-type="float">
            <text:p>0.33 <text:s/></text:p>
          </table:table-cell>
          <table:table-cell table:style-name="ce27" office:value-type="float" office:value="51.6904207421208" calcext:value-type="float">
            <text:p>52 <text:s/></text:p>
          </table:table-cell>
          <table:table-cell table:formula="of:=[.G12]/([.E12]+[.G12])" office:value-type="float" office:value="0.160611653604691" calcext:value-type="float">
            <text:p>0.160611653604691</text:p>
          </table:table-cell>
          <table:table-cell table:formula="of:= 1-[.H12]" office:value-type="float" office:value="0.839388346395309" calcext:value-type="float">
            <text:p>0.839388346395309</text:p>
          </table:table-cell>
          <table:table-cell table:style-name="ce46"/>
          <table:table-cell table:style-name="ce46" table:formula="of:=[.C12]/50" office:value-type="float" office:value="6.43669616519174" calcext:value-type="float">
            <text:p>6.43669616519174</text:p>
          </table:table-cell>
          <table:table-cell table:formula="of:=[.E12]/50" office:value-type="float" office:value="5.40288775034932" calcext:value-type="float">
            <text:p>5.40288775034932</text:p>
          </table:table-cell>
          <table:table-cell table:formula="of:=[.G12]/50" office:value-type="float" office:value="1.03380841484242" calcext:value-type="float">
            <text:p>1.03380841484242</text:p>
          </table:table-cell>
          <table:table-cell table:number-columns-repeated="1011"/>
        </table:table-row>
        <table:table-row table:style-name="ro1">
          <table:table-cell table:style-name="ce7" office:value-type="float" office:value="1974" calcext:value-type="float">
            <text:p>1974</text:p>
          </table:table-cell>
          <table:table-cell table:style-name="ce22" office:value-type="float" office:value="2.2476" calcext:value-type="float">
            <text:p>2.25 <text:s/></text:p>
          </table:table-cell>
          <table:table-cell table:style-name="ce27" office:value-type="float" office:value="347.925696594427" calcext:value-type="float">
            <text:p>348 <text:s/></text:p>
          </table:table-cell>
          <table:table-cell table:style-name="ce32" office:value-type="float" office:value="1.9" calcext:value-type="float">
            <text:p>1.90 <text:s/></text:p>
          </table:table-cell>
          <table:table-cell table:style-name="ce38" office:value-type="float" office:value="294.117647058823" calcext:value-type="float">
            <text:p>294 <text:s/></text:p>
          </table:table-cell>
          <table:table-cell table:style-name="ce22" office:value-type="float" office:value="0.3476" calcext:value-type="float">
            <text:p>0.35 <text:s/></text:p>
          </table:table-cell>
          <table:table-cell table:style-name="ce27" office:value-type="float" office:value="53.8080495356037" calcext:value-type="float">
            <text:p>54 <text:s/></text:p>
          </table:table-cell>
          <table:table-cell table:formula="of:=[.G13]/([.E13]+[.G13])" office:value-type="float" office:value="0.154653852998754" calcext:value-type="float">
            <text:p>0.154653852998754</text:p>
          </table:table-cell>
          <table:table-cell table:formula="of:= 1-[.H13]" office:value-type="float" office:value="0.845346147001245" calcext:value-type="float">
            <text:p>0.845346147001245</text:p>
          </table:table-cell>
          <table:table-cell table:style-name="ce46"/>
          <table:table-cell table:style-name="ce46" table:formula="of:=[.C13]/50" office:value-type="float" office:value="6.95851393188854" calcext:value-type="float">
            <text:p>6.95851393188854</text:p>
          </table:table-cell>
          <table:table-cell table:formula="of:=[.E13]/50" office:value-type="float" office:value="5.88235294117646" calcext:value-type="float">
            <text:p>5.88235294117646</text:p>
          </table:table-cell>
          <table:table-cell table:formula="of:=[.G13]/50" office:value-type="float" office:value="1.07616099071207" calcext:value-type="float">
            <text:p>1.07616099071207</text:p>
          </table:table-cell>
          <table:table-cell table:number-columns-repeated="1011"/>
        </table:table-row>
        <table:table-row table:style-name="ro1">
          <table:table-cell table:style-name="ce8" office:value-type="float" office:value="1975" calcext:value-type="float">
            <text:p>1975</text:p>
          </table:table-cell>
          <table:table-cell table:style-name="ce23" office:value-type="float" office:value="2.2735" calcext:value-type="float">
            <text:p>2.27 <text:s/></text:p>
          </table:table-cell>
          <table:table-cell table:style-name="ce25" office:value-type="float" office:value="355.067936904576" calcext:value-type="float">
            <text:p>355 <text:s/></text:p>
          </table:table-cell>
          <table:table-cell table:style-name="ce31" office:value-type="float" office:value="1.91" calcext:value-type="float">
            <text:p>1.91 <text:s/></text:p>
          </table:table-cell>
          <table:table-cell table:style-name="ce37" office:value-type="float" office:value="298.297672965797" calcext:value-type="float">
            <text:p>298 <text:s/></text:p>
          </table:table-cell>
          <table:table-cell table:style-name="ce43" office:value-type="float" office:value="0.3635" calcext:value-type="float">
            <text:p>0.36 <text:s/></text:p>
          </table:table-cell>
          <table:table-cell table:style-name="ce45" office:value-type="float" office:value="56.7702639387787" calcext:value-type="float">
            <text:p>57 <text:s/></text:p>
          </table:table-cell>
          <table:table-cell table:formula="of:=[.G14]/([.E14]+[.G14])" office:value-type="float" office:value="0.15988563888278" calcext:value-type="float">
            <text:p>0.15988563888278</text:p>
          </table:table-cell>
          <table:table-cell table:formula="of:= 1-[.H14]" office:value-type="float" office:value="0.84011436111722" calcext:value-type="float">
            <text:p>0.84011436111722</text:p>
          </table:table-cell>
          <table:table-cell table:style-name="ce46"/>
          <table:table-cell table:style-name="ce46" table:formula="of:=[.C14]/50" office:value-type="float" office:value="7.10135873809152" calcext:value-type="float">
            <text:p>7.10135873809152</text:p>
          </table:table-cell>
          <table:table-cell table:formula="of:=[.E14]/50" office:value-type="float" office:value="5.96595345931594" calcext:value-type="float">
            <text:p>5.96595345931594</text:p>
          </table:table-cell>
          <table:table-cell table:formula="of:=[.G14]/50" office:value-type="float" office:value="1.13540527877557" calcext:value-type="float">
            <text:p>1.13540527877557</text:p>
          </table:table-cell>
          <table:table-cell table:number-columns-repeated="1011"/>
        </table:table-row>
        <table:table-row table:style-name="ro1">
          <table:table-cell table:style-name="ce9" office:value-type="float" office:value="1976" calcext:value-type="float">
            <text:p>1976</text:p>
          </table:table-cell>
          <table:table-cell table:style-name="ce24" office:value-type="float" office:value="2.3494" calcext:value-type="float">
            <text:p>2.35 <text:s/></text:p>
          </table:table-cell>
          <table:table-cell table:style-name="ce28" office:value-type="float" office:value="370.977419864203" calcext:value-type="float">
            <text:p>371 <text:s/></text:p>
          </table:table-cell>
          <table:table-cell table:style-name="ce32" office:value-type="float" office:value="1.95" calcext:value-type="float">
            <text:p>1.95 <text:s/></text:p>
          </table:table-cell>
          <table:table-cell table:style-name="ce38" office:value-type="float" office:value="307.910942681194" calcext:value-type="float">
            <text:p>308 <text:s/></text:p>
          </table:table-cell>
          <table:table-cell table:style-name="ce22" office:value-type="float" office:value="0.3994" calcext:value-type="float">
            <text:p>0.40 <text:s/></text:p>
          </table:table-cell>
          <table:table-cell table:style-name="ce27" office:value-type="float" office:value="63.0664771830096" calcext:value-type="float">
            <text:p>63 <text:s/></text:p>
          </table:table-cell>
          <table:table-cell table:formula="of:=[.G15]/([.E15]+[.G15])" office:value-type="float" office:value="0.170000851281178" calcext:value-type="float">
            <text:p>0.170000851281178</text:p>
          </table:table-cell>
          <table:table-cell table:formula="of:= 1-[.H15]" office:value-type="float" office:value="0.829999148718822" calcext:value-type="float">
            <text:p>0.829999148718822</text:p>
          </table:table-cell>
          <table:table-cell table:style-name="ce46"/>
          <table:table-cell table:style-name="ce46" table:formula="of:=[.C15]/50" office:value-type="float" office:value="7.41954839728406" calcext:value-type="float">
            <text:p>7.41954839728406</text:p>
          </table:table-cell>
          <table:table-cell table:formula="of:=[.E15]/50" office:value-type="float" office:value="6.15821885362388" calcext:value-type="float">
            <text:p>6.15821885362388</text:p>
          </table:table-cell>
          <table:table-cell table:formula="of:=[.G15]/50" office:value-type="float" office:value="1.26132954366019" calcext:value-type="float">
            <text:p>1.26132954366019</text:p>
          </table:table-cell>
          <table:table-cell table:number-columns-repeated="1011"/>
        </table:table-row>
        <table:table-row table:style-name="ro1">
          <table:table-cell table:style-name="ce9" office:value-type="float" office:value="1977" calcext:value-type="float">
            <text:p>1977</text:p>
          </table:table-cell>
          <table:table-cell table:style-name="ce24" office:value-type="float" office:value="2.44" calcext:value-type="float">
            <text:p>2.44 <text:s/></text:p>
          </table:table-cell>
          <table:table-cell table:style-name="ce26" office:value-type="float" office:value="386.3204559848" calcext:value-type="float">
            <text:p>386 <text:s/></text:p>
          </table:table-cell>
          <table:table-cell table:style-name="ce32" office:value-type="float" office:value="2" calcext:value-type="float">
            <text:p>2.00 <text:s/></text:p>
          </table:table-cell>
          <table:table-cell table:style-name="ce38" office:value-type="float" office:value="316.656111462951" calcext:value-type="float">
            <text:p>317 <text:s/></text:p>
          </table:table-cell>
          <table:table-cell table:style-name="ce22" office:value-type="float" office:value="0.44" calcext:value-type="float">
            <text:p>0.44 <text:s/></text:p>
          </table:table-cell>
          <table:table-cell table:style-name="ce27" office:value-type="float" office:value="69.6643445218493" calcext:value-type="float">
            <text:p>70 <text:s/></text:p>
          </table:table-cell>
          <table:table-cell table:formula="of:=[.G16]/([.E16]+[.G16])" office:value-type="float" office:value="0.180327868852459" calcext:value-type="float">
            <text:p>0.180327868852459</text:p>
          </table:table-cell>
          <table:table-cell table:formula="of:= 1-[.H16]" office:value-type="float" office:value="0.819672131147541" calcext:value-type="float">
            <text:p>0.819672131147541</text:p>
          </table:table-cell>
          <table:table-cell table:style-name="ce46"/>
          <table:table-cell table:style-name="ce46" table:formula="of:=[.C16]/50" office:value-type="float" office:value="7.726409119696" calcext:value-type="float">
            <text:p>7.726409119696</text:p>
          </table:table-cell>
          <table:table-cell table:formula="of:=[.E16]/50" office:value-type="float" office:value="6.33312222925902" calcext:value-type="float">
            <text:p>6.33312222925902</text:p>
          </table:table-cell>
          <table:table-cell table:formula="of:=[.G16]/50" office:value-type="float" office:value="1.39328689043699" calcext:value-type="float">
            <text:p>1.39328689043699</text:p>
          </table:table-cell>
          <table:table-cell table:number-columns-repeated="1011"/>
        </table:table-row>
        <table:table-row table:style-name="ro1">
          <table:table-cell table:style-name="ce9" office:value-type="float" office:value="1978" calcext:value-type="float">
            <text:p>1978</text:p>
          </table:table-cell>
          <table:table-cell table:style-name="ce24" office:value-type="float" office:value="2.5807" calcext:value-type="float">
            <text:p>2.58 <text:s/></text:p>
          </table:table-cell>
          <table:table-cell table:style-name="ce26" office:value-type="float" office:value="407.564750473784" calcext:value-type="float">
            <text:p>408 <text:s/></text:p>
          </table:table-cell>
          <table:table-cell table:style-name="ce32" office:value-type="float" office:value="2.11" calcext:value-type="float">
            <text:p>2.11 <text:s/></text:p>
          </table:table-cell>
          <table:table-cell table:style-name="ce38" office:value-type="float" office:value="333.228048010107" calcext:value-type="float">
            <text:p>333 <text:s/></text:p>
          </table:table-cell>
          <table:table-cell table:style-name="ce22" office:value-type="float" office:value="0.4707" calcext:value-type="float">
            <text:p>0.47 <text:s/></text:p>
          </table:table-cell>
          <table:table-cell table:style-name="ce27" office:value-type="float" office:value="74.3367024636766" calcext:value-type="float">
            <text:p>74 <text:s/></text:p>
          </table:table-cell>
          <table:table-cell table:formula="of:=[.G17]/([.E17]+[.G17])" office:value-type="float" office:value="0.182392374162049" calcext:value-type="float">
            <text:p>0.182392374162049</text:p>
          </table:table-cell>
          <table:table-cell table:formula="of:= 1-[.H17]" office:value-type="float" office:value="0.817607625837951" calcext:value-type="float">
            <text:p>0.817607625837951</text:p>
          </table:table-cell>
          <table:table-cell table:style-name="ce46"/>
          <table:table-cell table:style-name="ce46" table:formula="of:=[.C17]/50" office:value-type="float" office:value="8.15129500947568" calcext:value-type="float">
            <text:p>8.15129500947568</text:p>
          </table:table-cell>
          <table:table-cell table:formula="of:=[.E17]/50" office:value-type="float" office:value="6.66456096020214" calcext:value-type="float">
            <text:p>6.66456096020214</text:p>
          </table:table-cell>
          <table:table-cell table:formula="of:=[.G17]/50" office:value-type="float" office:value="1.48673404927353" calcext:value-type="float">
            <text:p>1.48673404927353</text:p>
          </table:table-cell>
          <table:table-cell table:number-columns-repeated="1011"/>
        </table:table-row>
        <table:table-row table:style-name="ro1">
          <table:table-cell table:style-name="ce9" office:value-type="float" office:value="1979" calcext:value-type="float">
            <text:p>1979</text:p>
          </table:table-cell>
          <table:table-cell table:style-name="ce24" office:value-type="float" office:value="2.7461" calcext:value-type="float">
            <text:p>2.75 <text:s/></text:p>
          </table:table-cell>
          <table:table-cell table:style-name="ce26" office:value-type="float" office:value="432.456692913386" calcext:value-type="float">
            <text:p>432 <text:s/></text:p>
          </table:table-cell>
          <table:table-cell table:style-name="ce32" office:value-type="float" office:value="2.24" calcext:value-type="float">
            <text:p>2.24 <text:s/></text:p>
          </table:table-cell>
          <table:table-cell table:style-name="ce38" office:value-type="float" office:value="352.755905511811" calcext:value-type="float">
            <text:p>353 <text:s/></text:p>
          </table:table-cell>
          <table:table-cell table:style-name="ce22" office:value-type="float" office:value="0.5061" calcext:value-type="float">
            <text:p>0.51 <text:s/></text:p>
          </table:table-cell>
          <table:table-cell table:style-name="ce27" office:value-type="float" office:value="79.7007874015748" calcext:value-type="float">
            <text:p>80 <text:s/></text:p>
          </table:table-cell>
          <table:table-cell table:formula="of:=[.G18]/([.E18]+[.G18])" office:value-type="float" office:value="0.184297731328065" calcext:value-type="float">
            <text:p>0.184297731328065</text:p>
          </table:table-cell>
          <table:table-cell table:formula="of:= 1-[.H18]" office:value-type="float" office:value="0.815702268671935" calcext:value-type="float">
            <text:p>0.815702268671935</text:p>
          </table:table-cell>
          <table:table-cell table:style-name="ce46"/>
          <table:table-cell table:style-name="ce46" table:formula="of:=[.C18]/50" office:value-type="float" office:value="8.64913385826772" calcext:value-type="float">
            <text:p>8.64913385826772</text:p>
          </table:table-cell>
          <table:table-cell table:formula="of:=[.E18]/50" office:value-type="float" office:value="7.05511811023622" calcext:value-type="float">
            <text:p>7.05511811023622</text:p>
          </table:table-cell>
          <table:table-cell table:formula="of:=[.G18]/50" office:value-type="float" office:value="1.5940157480315" calcext:value-type="float">
            <text:p>1.5940157480315</text:p>
          </table:table-cell>
          <table:table-cell table:number-columns-repeated="1011"/>
        </table:table-row>
        <table:table-row table:style-name="ro1">
          <table:table-cell table:style-name="ce8" office:value-type="float" office:value="1980" calcext:value-type="float">
            <text:p>1980</text:p>
          </table:table-cell>
          <table:table-cell table:style-name="ce23" office:value-type="float" office:value="2.832" calcext:value-type="float">
            <text:p>2.83 <text:s/></text:p>
          </table:table-cell>
          <table:table-cell table:style-name="ce25" office:value-type="float" office:value="443.539545810493" calcext:value-type="float">
            <text:p>444 <text:s/></text:p>
          </table:table-cell>
          <table:table-cell table:style-name="ce31" office:value-type="float" office:value="2.29" calcext:value-type="float">
            <text:p>2.29 <text:s/></text:p>
          </table:table-cell>
          <table:table-cell table:style-name="ce37" office:value-type="float" office:value="358.653093187157" calcext:value-type="float">
            <text:p>359 <text:s/></text:p>
          </table:table-cell>
          <table:table-cell table:style-name="ce23" office:value-type="float" office:value="0.542" calcext:value-type="float">
            <text:p>0.54 <text:s/></text:p>
          </table:table-cell>
          <table:table-cell table:style-name="ce25" office:value-type="float" office:value="84.886452623336" calcext:value-type="float">
            <text:p>85 <text:s/></text:p>
          </table:table-cell>
          <table:table-cell table:formula="of:=[.G19]/([.E19]+[.G19])" office:value-type="float" office:value="0.191384180790961" calcext:value-type="float">
            <text:p>0.191384180790961</text:p>
          </table:table-cell>
          <table:table-cell table:formula="of:= 1-[.H19]" office:value-type="float" office:value="0.808615819209039" calcext:value-type="float">
            <text:p>0.808615819209039</text:p>
          </table:table-cell>
          <table:table-cell table:style-name="ce46"/>
          <table:table-cell table:style-name="ce46" table:formula="of:=[.C19]/50" office:value-type="float" office:value="8.87079091620986" calcext:value-type="float">
            <text:p>8.87079091620986</text:p>
          </table:table-cell>
          <table:table-cell table:formula="of:=[.E19]/50" office:value-type="float" office:value="7.17306186374314" calcext:value-type="float">
            <text:p>7.17306186374314</text:p>
          </table:table-cell>
          <table:table-cell table:formula="of:=[.G19]/50" office:value-type="float" office:value="1.69772905246672" calcext:value-type="float">
            <text:p>1.69772905246672</text:p>
          </table:table-cell>
          <table:table-cell table:number-columns-repeated="1011"/>
        </table:table-row>
        <table:table-row table:style-name="ro1">
          <table:table-cell table:style-name="ce9" office:value-type="float" office:value="1981" calcext:value-type="float">
            <text:p>1981</text:p>
          </table:table-cell>
          <table:table-cell table:style-name="ce24" office:value-type="float" office:value="2.948173" calcext:value-type="float">
            <text:p>2.95 <text:s/></text:p>
          </table:table-cell>
          <table:table-cell table:style-name="ce28" office:value-type="float" office:value="458.57411728107" calcext:value-type="float">
            <text:p>459 <text:s/></text:p>
          </table:table-cell>
          <table:table-cell table:style-name="ce32" office:value-type="float" office:value="2.34" calcext:value-type="float">
            <text:p>2.34 <text:s/></text:p>
          </table:table-cell>
          <table:table-cell table:style-name="ce38" office:value-type="float" office:value="363.975734951003" calcext:value-type="float">
            <text:p>364 <text:s/></text:p>
          </table:table-cell>
          <table:table-cell table:style-name="ce24" office:value-type="float" office:value="0.608173" calcext:value-type="float">
            <text:p>0.61 <text:s/></text:p>
          </table:table-cell>
          <table:table-cell table:style-name="ce28" office:value-type="float" office:value="94.5983823300669" calcext:value-type="float">
            <text:p>95 <text:s/></text:p>
          </table:table-cell>
          <table:table-cell table:formula="of:=[.G20]/([.E20]+[.G20])" office:value-type="float" office:value="0.206288097747317" calcext:value-type="float">
            <text:p>0.206288097747317</text:p>
          </table:table-cell>
          <table:table-cell table:formula="of:= 1-[.H20]" office:value-type="float" office:value="0.793711902252683" calcext:value-type="float">
            <text:p>0.793711902252683</text:p>
          </table:table-cell>
          <table:table-cell table:style-name="ce46"/>
          <table:table-cell table:style-name="ce46" table:formula="of:=[.C20]/50" office:value-type="float" office:value="9.1714823456214" calcext:value-type="float">
            <text:p>9.1714823456214</text:p>
          </table:table-cell>
          <table:table-cell table:formula="of:=[.E20]/50" office:value-type="float" office:value="7.27951469902006" calcext:value-type="float">
            <text:p>7.27951469902006</text:p>
          </table:table-cell>
          <table:table-cell table:formula="of:=[.G20]/50" office:value-type="float" office:value="1.89196764660134" calcext:value-type="float">
            <text:p>1.89196764660134</text:p>
          </table:table-cell>
          <table:table-cell table:number-columns-repeated="1011"/>
        </table:table-row>
        <table:table-row table:style-name="ro1">
          <table:table-cell table:style-name="ce9" office:value-type="float" office:value="1982" calcext:value-type="float">
            <text:p>1982</text:p>
          </table:table-cell>
          <table:table-cell table:style-name="ce24" office:value-type="float" office:value="3.027215" calcext:value-type="float">
            <text:p>3.03 <text:s/></text:p>
          </table:table-cell>
          <table:table-cell table:style-name="ce28" office:value-type="float" office:value="468.101901963816" calcext:value-type="float">
            <text:p>468 <text:s/></text:p>
          </table:table-cell>
          <table:table-cell table:style-name="ce32" office:value-type="float" office:value="2.37" calcext:value-type="float">
            <text:p>2.37 <text:s/></text:p>
          </table:table-cell>
          <table:table-cell table:style-name="ce38" office:value-type="float" office:value="366.475954847688" calcext:value-type="float">
            <text:p>366 <text:s/></text:p>
          </table:table-cell>
          <table:table-cell table:style-name="ce24" office:value-type="float" office:value="0.657215" calcext:value-type="float">
            <text:p>0.66 <text:s/></text:p>
          </table:table-cell>
          <table:table-cell table:style-name="ce28" office:value-type="float" office:value="101.625947116128" calcext:value-type="float">
            <text:p>102 <text:s/></text:p>
          </table:table-cell>
          <table:table-cell table:formula="of:=[.G21]/([.E21]+[.G21])" office:value-type="float" office:value="0.217102187984666" calcext:value-type="float">
            <text:p>0.217102187984666</text:p>
          </table:table-cell>
          <table:table-cell table:formula="of:= 1-[.H21]" office:value-type="float" office:value="0.782897812015334" calcext:value-type="float">
            <text:p>0.782897812015334</text:p>
          </table:table-cell>
          <table:table-cell table:style-name="ce46"/>
          <table:table-cell table:style-name="ce46" table:formula="of:=[.C21]/50" office:value-type="float" office:value="9.36203803927632" calcext:value-type="float">
            <text:p>9.36203803927632</text:p>
          </table:table-cell>
          <table:table-cell table:formula="of:=[.E21]/50" office:value-type="float" office:value="7.32951909695376" calcext:value-type="float">
            <text:p>7.32951909695376</text:p>
          </table:table-cell>
          <table:table-cell table:formula="of:=[.G21]/50" office:value-type="float" office:value="2.03251894232256" calcext:value-type="float">
            <text:p>2.03251894232256</text:p>
          </table:table-cell>
          <table:table-cell table:number-columns-repeated="1011"/>
        </table:table-row>
        <table:table-row table:style-name="ro1">
          <table:table-cell table:style-name="ce9" office:value-type="float" office:value="1983" calcext:value-type="float">
            <text:p>1983</text:p>
          </table:table-cell>
          <table:table-cell table:style-name="ce24" office:value-type="float" office:value="3.118793" calcext:value-type="float">
            <text:p>3.12 <text:s/></text:p>
          </table:table-cell>
          <table:table-cell table:style-name="ce28" office:value-type="float" office:value="481.146713977168" calcext:value-type="float">
            <text:p>481 <text:s/></text:p>
          </table:table-cell>
          <table:table-cell table:style-name="ce32" office:value-type="float" office:value="2.42" calcext:value-type="float">
            <text:p>2.42 <text:s/></text:p>
          </table:table-cell>
          <table:table-cell table:style-name="ce38" office:value-type="float" office:value="373.341561246529" calcext:value-type="float">
            <text:p>373 <text:s/></text:p>
          </table:table-cell>
          <table:table-cell table:style-name="ce24" office:value-type="float" office:value="0.698793" calcext:value-type="float">
            <text:p>0.70 <text:s/></text:p>
          </table:table-cell>
          <table:table-cell table:style-name="ce28" office:value-type="float" office:value="107.805152730639" calcext:value-type="float">
            <text:p>108 <text:s/></text:p>
          </table:table-cell>
          <table:table-cell table:formula="of:=[.G22]/([.E22]+[.G22])" office:value-type="float" office:value="0.224058794540068" calcext:value-type="float">
            <text:p>0.224058794540068</text:p>
          </table:table-cell>
          <table:table-cell table:formula="of:= 1-[.H22]" office:value-type="float" office:value="0.775941205459932" calcext:value-type="float">
            <text:p>0.775941205459932</text:p>
          </table:table-cell>
          <table:table-cell table:style-name="ce46"/>
          <table:table-cell table:style-name="ce46" table:formula="of:=[.C22]/50" office:value-type="float" office:value="9.62293427954336" calcext:value-type="float">
            <text:p>9.62293427954336</text:p>
          </table:table-cell>
          <table:table-cell table:formula="of:=[.E22]/50" office:value-type="float" office:value="7.46683122493058" calcext:value-type="float">
            <text:p>7.46683122493058</text:p>
          </table:table-cell>
          <table:table-cell table:formula="of:=[.G22]/50" office:value-type="float" office:value="2.15610305461278" calcext:value-type="float">
            <text:p>2.15610305461278</text:p>
          </table:table-cell>
          <table:table-cell table:number-columns-repeated="1011"/>
        </table:table-row>
        <table:table-row table:style-name="ro1">
          <table:table-cell table:style-name="ce9" office:value-type="float" office:value="1984" calcext:value-type="float">
            <text:p>1984</text:p>
          </table:table-cell>
          <table:table-cell table:style-name="ce24" office:value-type="float" office:value="3.327757" calcext:value-type="float">
            <text:p>3.33 <text:s/></text:p>
          </table:table-cell>
          <table:table-cell table:style-name="ce28" office:value-type="float" office:value="511.569100691776" calcext:value-type="float">
            <text:p>512 <text:s/></text:p>
          </table:table-cell>
          <table:table-cell table:style-name="ce32" office:value-type="float" office:value="2.58" calcext:value-type="float">
            <text:p>2.58 <text:s/></text:p>
          </table:table-cell>
          <table:table-cell table:style-name="ce38" office:value-type="float" office:value="396.617986164489" calcext:value-type="float">
            <text:p>397 <text:s/></text:p>
          </table:table-cell>
          <table:table-cell table:style-name="ce24" office:value-type="float" office:value="0.747757" calcext:value-type="float">
            <text:p>0.75 <text:s/></text:p>
          </table:table-cell>
          <table:table-cell table:style-name="ce28" office:value-type="float" office:value="114.951114527287" calcext:value-type="float">
            <text:p>115 <text:s/></text:p>
          </table:table-cell>
          <table:table-cell table:formula="of:=[.G23]/([.E23]+[.G23])" office:value-type="float" office:value="0.224703005658166" calcext:value-type="float">
            <text:p>0.224703005658166</text:p>
          </table:table-cell>
          <table:table-cell table:formula="of:= 1-[.H23]" office:value-type="float" office:value="0.775296994341834" calcext:value-type="float">
            <text:p>0.775296994341834</text:p>
          </table:table-cell>
          <table:table-cell table:style-name="ce46"/>
          <table:table-cell table:style-name="ce46" table:formula="of:=[.C23]/50" office:value-type="float" office:value="10.2313820138355" calcext:value-type="float">
            <text:p>10.2313820138355</text:p>
          </table:table-cell>
          <table:table-cell table:formula="of:=[.E23]/50" office:value-type="float" office:value="7.93235972328978" calcext:value-type="float">
            <text:p>7.93235972328978</text:p>
          </table:table-cell>
          <table:table-cell table:formula="of:=[.G23]/50" office:value-type="float" office:value="2.29902229054574" calcext:value-type="float">
            <text:p>2.29902229054574</text:p>
          </table:table-cell>
          <table:table-cell table:number-columns-repeated="1011"/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 table:style-name="ce23" office:value-type="float" office:value="3.407772" calcext:value-type="float">
            <text:p>3.41 <text:s/></text:p>
          </table:table-cell>
          <table:table-cell table:style-name="ce25" office:value-type="float" office:value="521.624368590234" calcext:value-type="float">
            <text:p>522 <text:s/></text:p>
          </table:table-cell>
          <table:table-cell table:style-name="ce31" office:value-type="float" office:value="2.61" calcext:value-type="float">
            <text:p>2.61 <text:s/></text:p>
          </table:table-cell>
          <table:table-cell table:style-name="ce37" office:value-type="float" office:value="399.51017909077" calcext:value-type="float">
            <text:p>400 <text:s/></text:p>
          </table:table-cell>
          <table:table-cell table:style-name="ce23" office:value-type="float" office:value="0.797772" calcext:value-type="float">
            <text:p>0.80 <text:s/></text:p>
          </table:table-cell>
          <table:table-cell table:style-name="ce25" office:value-type="float" office:value="122.114189499464" calcext:value-type="float">
            <text:p>122 <text:s/></text:p>
          </table:table-cell>
          <table:table-cell table:formula="of:=[.G24]/([.E24]+[.G24])" office:value-type="float" office:value="0.234103690035601" calcext:value-type="float">
            <text:p>0.234103690035601</text:p>
          </table:table-cell>
          <table:table-cell table:formula="of:= 1-[.H24]" office:value-type="float" office:value="0.765896309964399" calcext:value-type="float">
            <text:p>0.765896309964399</text:p>
          </table:table-cell>
          <table:table-cell table:style-name="ce46"/>
          <table:table-cell table:style-name="ce46" table:formula="of:=[.C24]/50" office:value-type="float" office:value="10.4324873718047" calcext:value-type="float">
            <text:p>10.4324873718047</text:p>
          </table:table-cell>
          <table:table-cell table:formula="of:=[.E24]/50" office:value-type="float" office:value="7.9902035818154" calcext:value-type="float">
            <text:p>7.9902035818154</text:p>
          </table:table-cell>
          <table:table-cell table:formula="of:=[.G24]/50" office:value-type="float" office:value="2.44228378998928" calcext:value-type="float">
            <text:p>2.44228378998928</text:p>
          </table:table-cell>
          <table:table-cell table:number-columns-repeated="1011"/>
        </table:table-row>
        <table:table-row table:style-name="ro1">
          <table:table-cell table:style-name="ce9" office:value-type="float" office:value="1986" calcext:value-type="float">
            <text:p>1986</text:p>
          </table:table-cell>
          <table:table-cell table:style-name="ce24" office:value-type="float" office:value="3.57" calcext:value-type="float">
            <text:p>3.57 <text:s/></text:p>
          </table:table-cell>
          <table:table-cell table:style-name="ce26" office:value-type="float" office:value="543.130990415336" calcext:value-type="float">
            <text:p>543 <text:s/></text:p>
          </table:table-cell>
          <table:table-cell table:style-name="ce32" office:value-type="float" office:value="2.72" calcext:value-type="float">
            <text:p>2.72 <text:s/></text:p>
          </table:table-cell>
          <table:table-cell table:style-name="ce38" office:value-type="float" office:value="413.814087935494" calcext:value-type="float">
            <text:p>414 <text:s/></text:p>
          </table:table-cell>
          <table:table-cell table:style-name="ce24" office:value-type="float" office:value="0.85" calcext:value-type="float">
            <text:p>0.85 <text:s/></text:p>
          </table:table-cell>
          <table:table-cell table:style-name="ce28" office:value-type="float" office:value="129.316902479842" calcext:value-type="float">
            <text:p>129 <text:s/></text:p>
          </table:table-cell>
          <table:table-cell table:formula="of:=[.G25]/([.E25]+[.G25])" office:value-type="float" office:value="0.238095238095238" calcext:value-type="float">
            <text:p>0.238095238095238</text:p>
          </table:table-cell>
          <table:table-cell table:formula="of:= 1-[.H25]" office:value-type="float" office:value="0.761904761904762" calcext:value-type="float">
            <text:p>0.761904761904762</text:p>
          </table:table-cell>
          <table:table-cell table:style-name="ce46"/>
          <table:table-cell table:style-name="ce46" table:formula="of:=[.C25]/50" office:value-type="float" office:value="10.8626198083067" calcext:value-type="float">
            <text:p>10.8626198083067</text:p>
          </table:table-cell>
          <table:table-cell table:formula="of:=[.E25]/50" office:value-type="float" office:value="8.27628175870988" calcext:value-type="float">
            <text:p>8.27628175870988</text:p>
          </table:table-cell>
          <table:table-cell table:formula="of:=[.G25]/50" office:value-type="float" office:value="2.58633804959684" calcext:value-type="float">
            <text:p>2.58633804959684</text:p>
          </table:table-cell>
          <table:table-cell table:number-columns-repeated="1011"/>
        </table:table-row>
        <table:table-row table:style-name="ro1">
          <table:table-cell table:style-name="ce9" office:value-type="float" office:value="1987" calcext:value-type="float">
            <text:p>1987</text:p>
          </table:table-cell>
          <table:table-cell table:style-name="ce24" office:value-type="float" office:value="3.72" calcext:value-type="float">
            <text:p>3.72 <text:s/></text:p>
          </table:table-cell>
          <table:table-cell table:style-name="ce28" office:value-type="float" office:value="562.018431787279" calcext:value-type="float">
            <text:p>562 <text:s/></text:p>
          </table:table-cell>
          <table:table-cell table:style-name="ce32" office:value-type="float" office:value="2.79" calcext:value-type="float">
            <text:p>2.79 <text:s/></text:p>
          </table:table-cell>
          <table:table-cell table:style-name="ce38" office:value-type="float" office:value="421.513823840459" calcext:value-type="float">
            <text:p>422 <text:s/></text:p>
          </table:table-cell>
          <table:table-cell table:style-name="ce24" office:value-type="float" office:value="0.93" calcext:value-type="float">
            <text:p>0.93 <text:s/></text:p>
          </table:table-cell>
          <table:table-cell table:style-name="ce28" office:value-type="float" office:value="140.50460794682" calcext:value-type="float">
            <text:p>141 <text:s/></text:p>
          </table:table-cell>
          <table:table-cell table:formula="of:=[.G26]/([.E26]+[.G26])" office:value-type="float" office:value="0.25" calcext:value-type="float">
            <text:p>0.25</text:p>
          </table:table-cell>
          <table:table-cell table:formula="of:= 1-[.H26]" office:value-type="float" office:value="0.75" calcext:value-type="float">
            <text:p>0.75</text:p>
          </table:table-cell>
          <table:table-cell table:style-name="ce46"/>
          <table:table-cell table:style-name="ce46" table:formula="of:=[.C26]/50" office:value-type="float" office:value="11.2403686357456" calcext:value-type="float">
            <text:p>11.2403686357456</text:p>
          </table:table-cell>
          <table:table-cell table:formula="of:=[.E26]/50" office:value-type="float" office:value="8.43027647680918" calcext:value-type="float">
            <text:p>8.43027647680918</text:p>
          </table:table-cell>
          <table:table-cell table:formula="of:=[.G26]/50" office:value-type="float" office:value="2.8100921589364" calcext:value-type="float">
            <text:p>2.8100921589364</text:p>
          </table:table-cell>
          <table:table-cell table:number-columns-repeated="1011"/>
        </table:table-row>
        <table:table-row table:style-name="ro1">
          <table:table-cell table:style-name="ce9" office:value-type="float" office:value="1988" calcext:value-type="float">
            <text:p>1988</text:p>
          </table:table-cell>
          <table:table-cell table:style-name="ce24" office:value-type="float" office:value="3.89" calcext:value-type="float">
            <text:p>3.89 <text:s/></text:p>
          </table:table-cell>
          <table:table-cell table:style-name="ce28" office:value-type="float" office:value="583.12097136861" calcext:value-type="float">
            <text:p>583 <text:s/></text:p>
          </table:table-cell>
          <table:table-cell table:style-name="ce32" office:value-type="float" office:value="2.88" calcext:value-type="float">
            <text:p>2.88 <text:s/></text:p>
          </table:table-cell>
          <table:table-cell table:style-name="ce38" office:value-type="float" office:value="431.719382401439" calcext:value-type="float">
            <text:p>432 <text:s/></text:p>
          </table:table-cell>
          <table:table-cell table:style-name="ce24" office:value-type="float" office:value="1.01" calcext:value-type="float">
            <text:p>1.01 <text:s/></text:p>
          </table:table-cell>
          <table:table-cell table:style-name="ce28" office:value-type="float" office:value="151.401588967171" calcext:value-type="float">
            <text:p>151 <text:s/></text:p>
          </table:table-cell>
          <table:table-cell table:formula="of:=[.G27]/([.E27]+[.G27])" office:value-type="float" office:value="0.259640102827763" calcext:value-type="float">
            <text:p>0.259640102827763</text:p>
          </table:table-cell>
          <table:table-cell table:formula="of:= 1-[.H27]" office:value-type="float" office:value="0.740359897172237" calcext:value-type="float">
            <text:p>0.740359897172237</text:p>
          </table:table-cell>
          <table:table-cell table:style-name="ce46"/>
          <table:table-cell table:style-name="ce46" table:formula="of:=[.C27]/50" office:value-type="float" office:value="11.6624194273722" calcext:value-type="float">
            <text:p>11.6624194273722</text:p>
          </table:table-cell>
          <table:table-cell table:formula="of:=[.E27]/50" office:value-type="float" office:value="8.63438764802878" calcext:value-type="float">
            <text:p>8.63438764802878</text:p>
          </table:table-cell>
          <table:table-cell table:formula="of:=[.G27]/50" office:value-type="float" office:value="3.02803177934342" calcext:value-type="float">
            <text:p>3.02803177934342</text:p>
          </table:table-cell>
          <table:table-cell table:number-columns-repeated="1011"/>
        </table:table-row>
        <table:table-row table:style-name="ro1">
          <table:table-cell table:style-name="ce9" office:value-type="float" office:value="1989" calcext:value-type="float">
            <text:p>1989</text:p>
          </table:table-cell>
          <table:table-cell table:style-name="ce24" office:value-type="float" office:value="4.06" calcext:value-type="float">
            <text:p>4.06 <text:s/></text:p>
          </table:table-cell>
          <table:table-cell table:style-name="ce26" office:value-type="float" office:value="603.897069760524" calcext:value-type="float">
            <text:p>604 <text:s/></text:p>
          </table:table-cell>
          <table:table-cell table:style-name="ce32" office:value-type="float" office:value="2.98" calcext:value-type="float">
            <text:p>2.98 <text:s/></text:p>
          </table:table-cell>
          <table:table-cell table:style-name="ce38" office:value-type="float" office:value="443.254499479399" calcext:value-type="float">
            <text:p>443 <text:s/></text:p>
          </table:table-cell>
          <table:table-cell table:style-name="ce24" office:value-type="float" office:value="1.08" calcext:value-type="float">
            <text:p>1.08 <text:s/></text:p>
          </table:table-cell>
          <table:table-cell table:style-name="ce28" office:value-type="float" office:value="160.642570281125" calcext:value-type="float">
            <text:p>161 <text:s/></text:p>
          </table:table-cell>
          <table:table-cell table:formula="of:=[.G28]/([.E28]+[.G28])" office:value-type="float" office:value="0.266009852216749" calcext:value-type="float">
            <text:p>0.266009852216749</text:p>
          </table:table-cell>
          <table:table-cell table:formula="of:= 1-[.H28]" office:value-type="float" office:value="0.733990147783251" calcext:value-type="float">
            <text:p>0.733990147783251</text:p>
          </table:table-cell>
          <table:table-cell table:style-name="ce46"/>
          <table:table-cell table:style-name="ce46" table:formula="of:=[.C28]/50" office:value-type="float" office:value="12.0779413952105" calcext:value-type="float">
            <text:p>12.0779413952105</text:p>
          </table:table-cell>
          <table:table-cell table:formula="of:=[.E28]/50" office:value-type="float" office:value="8.86508998958798" calcext:value-type="float">
            <text:p>8.86508998958798</text:p>
          </table:table-cell>
          <table:table-cell table:formula="of:=[.G28]/50" office:value-type="float" office:value="3.2128514056225" calcext:value-type="float">
            <text:p>3.2128514056225</text:p>
          </table:table-cell>
          <table:table-cell table:number-columns-repeated="1011"/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 table:style-name="ce23" office:value-type="float" office:value="4.1" calcext:value-type="float">
            <text:p>4.10 <text:s/></text:p>
          </table:table-cell>
          <table:table-cell table:style-name="ce25" office:value-type="float" office:value="603.296056503826" calcext:value-type="float">
            <text:p>603 <text:s/></text:p>
          </table:table-cell>
          <table:table-cell table:style-name="ce31" office:value-type="float" office:value="2.93" calcext:value-type="float">
            <text:p>2.93 <text:s/></text:p>
          </table:table-cell>
          <table:table-cell table:style-name="ce37" office:value-type="float" office:value="431.135962330783" calcext:value-type="float">
            <text:p>431 <text:s/></text:p>
          </table:table-cell>
          <table:table-cell table:style-name="ce23" office:value-type="float" office:value="1.17" calcext:value-type="float">
            <text:p>1.17 <text:s/></text:p>
          </table:table-cell>
          <table:table-cell table:style-name="ce25" office:value-type="float" office:value="172.160094173043" calcext:value-type="float">
            <text:p>172 <text:s/></text:p>
          </table:table-cell>
          <table:table-cell table:formula="of:=[.G29]/([.E29]+[.G29])" office:value-type="float" office:value="0.285365853658537" calcext:value-type="float">
            <text:p>0.285365853658537</text:p>
          </table:table-cell>
          <table:table-cell table:formula="of:= 1-[.H29]" office:value-type="float" office:value="0.714634146341463" calcext:value-type="float">
            <text:p>0.714634146341463</text:p>
          </table:table-cell>
          <table:table-cell table:style-name="ce46"/>
          <table:table-cell table:style-name="ce46" table:formula="of:=[.C29]/50" office:value-type="float" office:value="12.0659211300765" calcext:value-type="float">
            <text:p>12.0659211300765</text:p>
          </table:table-cell>
          <table:table-cell table:formula="of:=[.E29]/50" office:value-type="float" office:value="8.62271924661566" calcext:value-type="float">
            <text:p>8.62271924661566</text:p>
          </table:table-cell>
          <table:table-cell table:formula="of:=[.G29]/50" office:value-type="float" office:value="3.44320188346086" calcext:value-type="float">
            <text:p>3.44320188346086</text:p>
          </table:table-cell>
          <table:table-cell table:number-columns-repeated="1011"/>
        </table:table-row>
        <table:table-row table:style-name="ro1">
          <table:table-cell table:style-name="ce9" office:value-type="float" office:value="1991" calcext:value-type="float">
            <text:p>1991</text:p>
          </table:table-cell>
          <table:table-cell table:style-name="ce24" office:value-type="float" office:value="4.131204" calcext:value-type="float">
            <text:p>4.13 <text:s/></text:p>
          </table:table-cell>
          <table:table-cell table:style-name="ce28" office:value-type="float" office:value="601.077258838935" calcext:value-type="float">
            <text:p>601 <text:s/></text:p>
          </table:table-cell>
          <table:table-cell table:style-name="ce32" office:value-type="float" office:value="2.88" calcext:value-type="float">
            <text:p>2.88 <text:s/></text:p>
          </table:table-cell>
          <table:table-cell table:style-name="ce38" office:value-type="float" office:value="419.030990833697" calcext:value-type="float">
            <text:p>419 <text:s/></text:p>
          </table:table-cell>
          <table:table-cell table:style-name="ce24" office:value-type="float" office:value="1.251204" calcext:value-type="float">
            <text:p>1.25 <text:s/></text:p>
          </table:table-cell>
          <table:table-cell table:style-name="ce28" office:value-type="float" office:value="182.046268005238" calcext:value-type="float">
            <text:p>182 <text:s/></text:p>
          </table:table-cell>
          <table:table-cell table:formula="of:=[.G30]/([.E30]+[.G30])" office:value-type="float" office:value="0.302866670345982" calcext:value-type="float">
            <text:p>0.302866670345982</text:p>
          </table:table-cell>
          <table:table-cell table:formula="of:= 1-[.H30]" office:value-type="float" office:value="0.697133329654018" calcext:value-type="float">
            <text:p>0.697133329654018</text:p>
          </table:table-cell>
          <table:table-cell table:style-name="ce46"/>
          <table:table-cell table:style-name="ce46" table:formula="of:=[.C30]/50" office:value-type="float" office:value="12.0215451767787" calcext:value-type="float">
            <text:p>12.0215451767787</text:p>
          </table:table-cell>
          <table:table-cell table:formula="of:=[.E30]/50" office:value-type="float" office:value="8.38061981667394" calcext:value-type="float">
            <text:p>8.38061981667394</text:p>
          </table:table-cell>
          <table:table-cell table:formula="of:=[.G30]/50" office:value-type="float" office:value="3.64092536010476" calcext:value-type="float">
            <text:p>3.64092536010476</text:p>
          </table:table-cell>
          <table:table-cell table:number-columns-repeated="1011"/>
        </table:table-row>
        <table:table-row table:style-name="ro1">
          <table:table-cell table:style-name="ce9" office:value-type="float" office:value="1992" calcext:value-type="float">
            <text:p>1992</text:p>
          </table:table-cell>
          <table:table-cell table:style-name="ce24" office:value-type="float" office:value="4.126675" calcext:value-type="float">
            <text:p>4.13 <text:s/></text:p>
          </table:table-cell>
          <table:table-cell table:style-name="ce26" office:value-type="float" office:value="594.96467704729" calcext:value-type="float">
            <text:p>595 <text:s/></text:p>
          </table:table-cell>
          <table:table-cell table:style-name="ce32" office:value-type="float" office:value="2.82" calcext:value-type="float">
            <text:p>2.82 <text:s/></text:p>
          </table:table-cell>
          <table:table-cell table:style-name="ce38" office:value-type="float" office:value="406.574394463668" calcext:value-type="float">
            <text:p>407 <text:s/></text:p>
          </table:table-cell>
          <table:table-cell table:style-name="ce24" office:value-type="float" office:value="1.306675" calcext:value-type="float">
            <text:p>1.31 <text:s/></text:p>
          </table:table-cell>
          <table:table-cell table:style-name="ce28" office:value-type="float" office:value="188.390282583622" calcext:value-type="float">
            <text:p>188 <text:s/></text:p>
          </table:table-cell>
          <table:table-cell table:formula="of:=[.G31]/([.E31]+[.G31])" office:value-type="float" office:value="0.316641121484004" calcext:value-type="float">
            <text:p>0.316641121484004</text:p>
          </table:table-cell>
          <table:table-cell table:formula="of:= 1-[.H31]" office:value-type="float" office:value="0.683358878515996" calcext:value-type="float">
            <text:p>0.683358878515996</text:p>
          </table:table-cell>
          <table:table-cell table:style-name="ce46"/>
          <table:table-cell table:style-name="ce46" table:formula="of:=[.C31]/50" office:value-type="float" office:value="11.8992935409458" calcext:value-type="float">
            <text:p>11.8992935409458</text:p>
          </table:table-cell>
          <table:table-cell table:formula="of:=[.E31]/50" office:value-type="float" office:value="8.13148788927336" calcext:value-type="float">
            <text:p>8.13148788927336</text:p>
          </table:table-cell>
          <table:table-cell table:formula="of:=[.G31]/50" office:value-type="float" office:value="3.76780565167244" calcext:value-type="float">
            <text:p>3.76780565167244</text:p>
          </table:table-cell>
          <table:table-cell table:number-columns-repeated="1011"/>
        </table:table-row>
        <table:table-row table:style-name="ro1">
          <table:table-cell table:style-name="ce9" office:value-type="float" office:value="1993" calcext:value-type="float">
            <text:p>1993</text:p>
          </table:table-cell>
          <table:table-cell table:style-name="ce24" office:value-type="float" office:value="4.170225" calcext:value-type="float">
            <text:p>4.17 <text:s/></text:p>
          </table:table-cell>
          <table:table-cell table:style-name="ce28" office:value-type="float" office:value="596.001857939117" calcext:value-type="float">
            <text:p>596 <text:s/></text:p>
          </table:table-cell>
          <table:table-cell table:style-name="ce32" office:value-type="float" office:value="2.8" calcext:value-type="float">
            <text:p>2.80 <text:s/></text:p>
          </table:table-cell>
          <table:table-cell table:style-name="ce38" office:value-type="float" office:value="400.171502072317" calcext:value-type="float">
            <text:p>400 <text:s/></text:p>
          </table:table-cell>
          <table:table-cell table:style-name="ce24" office:value-type="float" office:value="1.370225" calcext:value-type="float">
            <text:p>1.37 <text:s/></text:p>
          </table:table-cell>
          <table:table-cell table:style-name="ce28" office:value-type="float" office:value="195.8303558668" calcext:value-type="float">
            <text:p>196 <text:s/></text:p>
          </table:table-cell>
          <table:table-cell table:formula="of:=[.G32]/([.E32]+[.G32])" office:value-type="float" office:value="0.328573398317836" calcext:value-type="float">
            <text:p>0.328573398317836</text:p>
          </table:table-cell>
          <table:table-cell table:formula="of:= 1-[.H32]" office:value-type="float" office:value="0.671426601682164" calcext:value-type="float">
            <text:p>0.671426601682164</text:p>
          </table:table-cell>
          <table:table-cell table:style-name="ce46"/>
          <table:table-cell table:style-name="ce46" table:formula="of:=[.C32]/50" office:value-type="float" office:value="11.9200371587823" calcext:value-type="float">
            <text:p>11.9200371587823</text:p>
          </table:table-cell>
          <table:table-cell table:formula="of:=[.E32]/50" office:value-type="float" office:value="8.00343004144634" calcext:value-type="float">
            <text:p>8.00343004144634</text:p>
          </table:table-cell>
          <table:table-cell table:formula="of:=[.G32]/50" office:value-type="float" office:value="3.916607117336" calcext:value-type="float">
            <text:p>3.916607117336</text:p>
          </table:table-cell>
          <table:table-cell table:number-columns-repeated="1011"/>
        </table:table-row>
        <table:table-row table:style-name="ro1">
          <table:table-cell table:style-name="ce9" office:value-type="float" office:value="1994" calcext:value-type="float">
            <text:p>1994</text:p>
          </table:table-cell>
          <table:table-cell table:style-name="ce24" office:value-type="float" office:value="4.191505" calcext:value-type="float">
            <text:p>4.19 <text:s/></text:p>
          </table:table-cell>
          <table:table-cell table:style-name="ce28" office:value-type="float" office:value="598.786428571429" calcext:value-type="float">
            <text:p>599 <text:s/></text:p>
          </table:table-cell>
          <table:table-cell table:style-name="ce32" office:value-type="float" office:value="2.66" calcext:value-type="float">
            <text:p>2.66 <text:s/></text:p>
          </table:table-cell>
          <table:table-cell table:style-name="ce38" office:value-type="float" office:value="380" calcext:value-type="float">
            <text:p>380 <text:s/></text:p>
          </table:table-cell>
          <table:table-cell table:style-name="ce24" office:value-type="float" office:value="1.531505" calcext:value-type="float">
            <text:p>1.53 <text:s/></text:p>
          </table:table-cell>
          <table:table-cell table:style-name="ce28" office:value-type="float" office:value="218.786428571429" calcext:value-type="float">
            <text:p>219 <text:s/></text:p>
          </table:table-cell>
          <table:table-cell table:formula="of:=[.G33]/([.E33]+[.G33])" office:value-type="float" office:value="0.365383078393084" calcext:value-type="float">
            <text:p>0.365383078393084</text:p>
          </table:table-cell>
          <table:table-cell table:formula="of:= 1-[.H33]" office:value-type="float" office:value="0.634616921606916" calcext:value-type="float">
            <text:p>0.634616921606916</text:p>
          </table:table-cell>
          <table:table-cell table:style-name="ce46"/>
          <table:table-cell table:style-name="ce46" table:formula="of:=[.C33]/50" office:value-type="float" office:value="11.9757285714286" calcext:value-type="float">
            <text:p>11.9757285714286</text:p>
          </table:table-cell>
          <table:table-cell table:formula="of:=[.E33]/50" office:value-type="float" office:value="7.6" calcext:value-type="float">
            <text:p>7.6</text:p>
          </table:table-cell>
          <table:table-cell table:formula="of:=[.G33]/50" office:value-type="float" office:value="4.37572857142858" calcext:value-type="float">
            <text:p>4.37572857142858</text:p>
          </table:table-cell>
          <table:table-cell table:number-columns-repeated="1011"/>
        </table:table-row>
        <table:table-row table:style-name="ro1">
          <table:table-cell table:style-name="ce8" office:value-type="float" office:value="1995" calcext:value-type="float">
            <text:p>1995</text:p>
          </table:table-cell>
          <table:table-cell table:style-name="ce23" office:value-type="float" office:value="4.240376" calcext:value-type="float">
            <text:p>4.24 <text:s/></text:p>
          </table:table-cell>
          <table:table-cell table:style-name="ce25" office:value-type="float" office:value="600.449730954404" calcext:value-type="float">
            <text:p>600 <text:s/></text:p>
          </table:table-cell>
          <table:table-cell table:style-name="ce31" office:value-type="float" office:value="2.6" calcext:value-type="float">
            <text:p>2.60 <text:s/></text:p>
          </table:table-cell>
          <table:table-cell table:style-name="ce37" office:value-type="float" office:value="368.167657887284" calcext:value-type="float">
            <text:p>368 <text:s/></text:p>
          </table:table-cell>
          <table:table-cell table:style-name="ce23" office:value-type="float" office:value="1.640376" calcext:value-type="float">
            <text:p>1.64 <text:s/></text:p>
          </table:table-cell>
          <table:table-cell table:style-name="ce25" office:value-type="float" office:value="232.28207306712" calcext:value-type="float">
            <text:p>232 <text:s/></text:p>
          </table:table-cell>
          <table:table-cell table:formula="of:=[.G34]/([.E34]+[.G34])" office:value-type="float" office:value="0.386846826790832" calcext:value-type="float">
            <text:p>0.386846826790832</text:p>
          </table:table-cell>
          <table:table-cell table:formula="of:= 1-[.H34]" office:value-type="float" office:value="0.613153173209168" calcext:value-type="float">
            <text:p>0.613153173209168</text:p>
          </table:table-cell>
          <table:table-cell table:style-name="ce46"/>
          <table:table-cell table:style-name="ce46" table:formula="of:=[.C34]/50" office:value-type="float" office:value="12.0089946190881" calcext:value-type="float">
            <text:p>12.0089946190881</text:p>
          </table:table-cell>
          <table:table-cell table:formula="of:=[.E34]/50" office:value-type="float" office:value="7.36335315774568" calcext:value-type="float">
            <text:p>7.36335315774568</text:p>
          </table:table-cell>
          <table:table-cell table:formula="of:=[.G34]/50" office:value-type="float" office:value="4.6456414613424" calcext:value-type="float">
            <text:p>4.6456414613424</text:p>
          </table:table-cell>
          <table:table-cell table:number-columns-repeated="1011"/>
        </table:table-row>
        <table:table-row table:style-name="ro1">
          <table:table-cell table:style-name="ce9" office:value-type="float" office:value="1996" calcext:value-type="float">
            <text:p>1996</text:p>
          </table:table-cell>
          <table:table-cell table:style-name="ce24" office:value-type="float" office:value="4.276384" calcext:value-type="float">
            <text:p>4.28 <text:s/></text:p>
          </table:table-cell>
          <table:table-cell table:style-name="ce28" office:value-type="float" office:value="599.941638608305" calcext:value-type="float">
            <text:p>600 <text:s/></text:p>
          </table:table-cell>
          <table:table-cell table:style-name="ce32" office:value-type="float" office:value="2.51" calcext:value-type="float">
            <text:p>2.51 <text:s/></text:p>
          </table:table-cell>
          <table:table-cell table:style-name="ce38" office:value-type="float" office:value="352.132435465769" calcext:value-type="float">
            <text:p>352 <text:s/></text:p>
          </table:table-cell>
          <table:table-cell table:style-name="ce24" office:value-type="float" office:value="1.766384" calcext:value-type="float">
            <text:p>1.77 <text:s/></text:p>
          </table:table-cell>
          <table:table-cell table:style-name="ce28" office:value-type="float" office:value="247.809203142536" calcext:value-type="float">
            <text:p>248 <text:s/></text:p>
          </table:table-cell>
          <table:table-cell table:formula="of:=[.G35]/([.E35]+[.G35])" office:value-type="float" office:value="0.413055516062168" calcext:value-type="float">
            <text:p>0.413055516062168</text:p>
          </table:table-cell>
          <table:table-cell table:formula="of:= 1-[.H35]" office:value-type="float" office:value="0.586944483937832" calcext:value-type="float">
            <text:p>0.586944483937832</text:p>
          </table:table-cell>
          <table:table-cell table:style-name="ce46"/>
          <table:table-cell table:style-name="ce46" table:formula="of:=[.C35]/50" office:value-type="float" office:value="11.9988327721661" calcext:value-type="float">
            <text:p>11.9988327721661</text:p>
          </table:table-cell>
          <table:table-cell table:formula="of:=[.E35]/50" office:value-type="float" office:value="7.04264870931538" calcext:value-type="float">
            <text:p>7.04264870931538</text:p>
          </table:table-cell>
          <table:table-cell table:formula="of:=[.G35]/50" office:value-type="float" office:value="4.95618406285072" calcext:value-type="float">
            <text:p>4.95618406285072</text:p>
          </table:table-cell>
          <table:table-cell table:number-columns-repeated="1011"/>
        </table:table-row>
        <table:table-row table:style-name="ro1">
          <table:table-cell table:style-name="ce9" office:value-type="float" office:value="1997" calcext:value-type="float">
            <text:p>1997</text:p>
          </table:table-cell>
          <table:table-cell table:style-name="ce24" office:value-type="float" office:value="4.33" calcext:value-type="float">
            <text:p>4.33 <text:s/></text:p>
          </table:table-cell>
          <table:table-cell table:style-name="ce26" office:value-type="float" office:value="606.442577030812" calcext:value-type="float">
            <text:p>606 <text:s/></text:p>
          </table:table-cell>
          <table:table-cell table:style-name="ce32" office:value-type="float" office:value="2.5" calcext:value-type="float">
            <text:p>2.50 <text:s/></text:p>
          </table:table-cell>
          <table:table-cell table:style-name="ce38" office:value-type="float" office:value="350.140056022409" calcext:value-type="float">
            <text:p>350 <text:s/></text:p>
          </table:table-cell>
          <table:table-cell table:style-name="ce24" office:value-type="float" office:value="1.83" calcext:value-type="float">
            <text:p>1.83 <text:s/></text:p>
          </table:table-cell>
          <table:table-cell table:style-name="ce28" office:value-type="float" office:value="256.302521008403" calcext:value-type="float">
            <text:p>256 <text:s/></text:p>
          </table:table-cell>
          <table:table-cell table:formula="of:=[.G36]/([.E36]+[.G36])" office:value-type="float" office:value="0.422632794457275" calcext:value-type="float">
            <text:p>0.422632794457275</text:p>
          </table:table-cell>
          <table:table-cell table:formula="of:= 1-[.H36]" office:value-type="float" office:value="0.577367205542725" calcext:value-type="float">
            <text:p>0.577367205542725</text:p>
          </table:table-cell>
          <table:table-cell table:style-name="ce46"/>
          <table:table-cell table:style-name="ce46" table:formula="of:=[.C36]/50" office:value-type="float" office:value="12.1288515406162" calcext:value-type="float">
            <text:p>12.1288515406162</text:p>
          </table:table-cell>
          <table:table-cell table:formula="of:=[.E36]/50" office:value-type="float" office:value="7.00280112044818" calcext:value-type="float">
            <text:p>7.00280112044818</text:p>
          </table:table-cell>
          <table:table-cell table:formula="of:=[.G36]/50" office:value-type="float" office:value="5.12605042016806" calcext:value-type="float">
            <text:p>5.12605042016806</text:p>
          </table:table-cell>
          <table:table-cell table:number-columns-repeated="1011"/>
        </table:table-row>
        <table:table-row table:style-name="ro1">
          <table:table-cell table:style-name="ce9" office:value-type="float" office:value="1998" calcext:value-type="float">
            <text:p>1998</text:p>
          </table:table-cell>
          <table:table-cell table:style-name="ce24" office:value-type="float" office:value="4.369412" calcext:value-type="float">
            <text:p>4.37 <text:s/></text:p>
          </table:table-cell>
          <table:table-cell table:style-name="ce28" office:value-type="float" office:value="610.594186696479" calcext:value-type="float">
            <text:p>611 <text:s/></text:p>
          </table:table-cell>
          <table:table-cell table:style-name="ce32" office:value-type="float" office:value="2.46" calcext:value-type="float">
            <text:p>2.46 <text:s/></text:p>
          </table:table-cell>
          <table:table-cell table:style-name="ce38" office:value-type="float" office:value="343.767467859139" calcext:value-type="float">
            <text:p>344 <text:s/></text:p>
          </table:table-cell>
          <table:table-cell table:style-name="ce24" office:value-type="float" office:value="1.909412" calcext:value-type="float">
            <text:p>1.91 <text:s/></text:p>
          </table:table-cell>
          <table:table-cell table:style-name="ce28" office:value-type="float" office:value="266.826718837339" calcext:value-type="float">
            <text:p>267 <text:s/></text:p>
          </table:table-cell>
          <table:table-cell table:formula="of:=[.G37]/([.E37]+[.G37])" office:value-type="float" office:value="0.43699518379132" calcext:value-type="float">
            <text:p>0.43699518379132</text:p>
          </table:table-cell>
          <table:table-cell table:formula="of:= 1-[.H37]" office:value-type="float" office:value="0.56300481620868" calcext:value-type="float">
            <text:p>0.56300481620868</text:p>
          </table:table-cell>
          <table:table-cell table:style-name="ce46"/>
          <table:table-cell table:style-name="ce46" table:formula="of:=[.C37]/50" office:value-type="float" office:value="12.2118837339296" calcext:value-type="float">
            <text:p>12.2118837339296</text:p>
          </table:table-cell>
          <table:table-cell table:formula="of:=[.E37]/50" office:value-type="float" office:value="6.87534935718278" calcext:value-type="float">
            <text:p>6.87534935718278</text:p>
          </table:table-cell>
          <table:table-cell table:formula="of:=[.G37]/50" office:value-type="float" office:value="5.33653437674678" calcext:value-type="float">
            <text:p>5.33653437674678</text:p>
          </table:table-cell>
          <table:table-cell table:number-columns-repeated="1011"/>
        </table:table-row>
        <table:table-row table:style-name="ro1">
          <table:table-cell table:style-name="ce9" office:value-type="float" office:value="1999" calcext:value-type="float">
            <text:p>1999</text:p>
          </table:table-cell>
          <table:table-cell table:style-name="ce24" office:value-type="float" office:value="4.555238" calcext:value-type="float">
            <text:p>4.56 <text:s/></text:p>
          </table:table-cell>
          <table:table-cell table:style-name="ce26" office:value-type="float" office:value="636.206424581006" calcext:value-type="float">
            <text:p>636 <text:s/></text:p>
          </table:table-cell>
          <table:table-cell table:style-name="ce32" office:value-type="float" office:value="2.6" calcext:value-type="float">
            <text:p>2.60 <text:s/></text:p>
          </table:table-cell>
          <table:table-cell table:style-name="ce38" office:value-type="float" office:value="363.128491620112" calcext:value-type="float">
            <text:p>363 <text:s/></text:p>
          </table:table-cell>
          <table:table-cell table:style-name="ce24" office:value-type="float" office:value="1.955238" calcext:value-type="float">
            <text:p>1.96 <text:s/></text:p>
          </table:table-cell>
          <table:table-cell table:style-name="ce28" office:value-type="float" office:value="273.077932960894" calcext:value-type="float">
            <text:p>273 <text:s/></text:p>
          </table:table-cell>
          <table:table-cell table:formula="of:=[.G38]/([.E38]+[.G38])" office:value-type="float" office:value="0.4292285057334" calcext:value-type="float">
            <text:p>0.4292285057334</text:p>
          </table:table-cell>
          <table:table-cell table:formula="of:= 1-[.H38]" office:value-type="float" office:value="0.5707714942666" calcext:value-type="float">
            <text:p>0.5707714942666</text:p>
          </table:table-cell>
          <table:table-cell table:style-name="ce46"/>
          <table:table-cell table:style-name="ce46" table:formula="of:=[.C38]/50" office:value-type="float" office:value="12.7241284916201" calcext:value-type="float">
            <text:p>12.7241284916201</text:p>
          </table:table-cell>
          <table:table-cell table:formula="of:=[.E38]/50" office:value-type="float" office:value="7.26256983240224" calcext:value-type="float">
            <text:p>7.26256983240224</text:p>
          </table:table-cell>
          <table:table-cell table:formula="of:=[.G38]/50" office:value-type="float" office:value="5.46155865921788" calcext:value-type="float">
            <text:p>5.46155865921788</text:p>
          </table:table-cell>
          <table:table-cell table:number-columns-repeated="1011"/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 table:style-name="ce23" office:value-type="float" office:value="4.73" calcext:value-type="float">
            <text:p>4.73 <text:s/></text:p>
          </table:table-cell>
          <table:table-cell table:style-name="ce25" office:value-type="float" office:value="658.774373259053" calcext:value-type="float">
            <text:p>659 <text:s/></text:p>
          </table:table-cell>
          <table:table-cell table:style-name="ce31" office:value-type="float" office:value="2.59" calcext:value-type="float">
            <text:p>2.59 <text:s/></text:p>
          </table:table-cell>
          <table:table-cell table:style-name="ce37" office:value-type="float" office:value="360.724233983287" calcext:value-type="float">
            <text:p>361 <text:s/></text:p>
          </table:table-cell>
          <table:table-cell table:style-name="ce23" office:value-type="float" office:value="2.14" calcext:value-type="float">
            <text:p>2.14 <text:s/></text:p>
          </table:table-cell>
          <table:table-cell table:style-name="ce25" office:value-type="float" office:value="298.050139275766" calcext:value-type="float">
            <text:p>298 <text:s/></text:p>
          </table:table-cell>
          <table:table-cell table:formula="of:=[.G39]/([.E39]+[.G39])" office:value-type="float" office:value="0.452431289640592" calcext:value-type="float">
            <text:p>0.452431289640592</text:p>
          </table:table-cell>
          <table:table-cell table:formula="of:= 1-[.H39]" office:value-type="float" office:value="0.547568710359408" calcext:value-type="float">
            <text:p>0.547568710359408</text:p>
          </table:table-cell>
          <table:table-cell table:style-name="ce46"/>
          <table:table-cell table:style-name="ce46" table:formula="of:=[.C39]/50" office:value-type="float" office:value="13.1754874651811" calcext:value-type="float">
            <text:p>13.1754874651811</text:p>
          </table:table-cell>
          <table:table-cell table:formula="of:=[.E39]/50" office:value-type="float" office:value="7.21448467966574" calcext:value-type="float">
            <text:p>7.21448467966574</text:p>
          </table:table-cell>
          <table:table-cell table:formula="of:=[.G39]/50" office:value-type="float" office:value="5.96100278551532" calcext:value-type="float">
            <text:p>5.96100278551532</text:p>
          </table:table-cell>
          <table:table-cell table:number-columns-repeated="1011"/>
        </table:table-row>
        <table:table-row table:style-name="ro1">
          <table:table-cell table:style-name="ce9" office:value-type="float" office:value="2001" calcext:value-type="float">
            <text:p>2001</text:p>
          </table:table-cell>
          <table:table-cell table:style-name="ce24" office:value-type="float" office:value="4.793685" calcext:value-type="float">
            <text:p>4.79 <text:s/></text:p>
          </table:table-cell>
          <table:table-cell table:style-name="ce28" office:value-type="float" office:value="665.789583333333" calcext:value-type="float">
            <text:p>666 <text:s/></text:p>
          </table:table-cell>
          <table:table-cell table:style-name="ce32" office:value-type="float" office:value="2.56" calcext:value-type="float">
            <text:p>2.56 <text:s/></text:p>
          </table:table-cell>
          <table:table-cell table:style-name="ce38" office:value-type="float" office:value="355.555555555556" calcext:value-type="float">
            <text:p>356 <text:s/></text:p>
          </table:table-cell>
          <table:table-cell table:style-name="ce24" office:value-type="float" office:value="2.233685" calcext:value-type="float">
            <text:p>2.23 <text:s/></text:p>
          </table:table-cell>
          <table:table-cell table:style-name="ce28" office:value-type="float" office:value="310.234027777778" calcext:value-type="float">
            <text:p>310 <text:s/></text:p>
          </table:table-cell>
          <table:table-cell table:formula="of:=[.G40]/([.E40]+[.G40])" office:value-type="float" office:value="0.465964075653698" calcext:value-type="float">
            <text:p>0.465964075653698</text:p>
          </table:table-cell>
          <table:table-cell table:formula="of:= 1-[.H40]" office:value-type="float" office:value="0.534035924346302" calcext:value-type="float">
            <text:p>0.534035924346302</text:p>
          </table:table-cell>
          <table:table-cell table:style-name="ce46"/>
          <table:table-cell table:style-name="ce46" table:formula="of:=[.C40]/50" office:value-type="float" office:value="13.3157916666667" calcext:value-type="float">
            <text:p>13.3157916666667</text:p>
          </table:table-cell>
          <table:table-cell table:formula="of:=[.E40]/50" office:value-type="float" office:value="7.11111111111112" calcext:value-type="float">
            <text:p>7.11111111111112</text:p>
          </table:table-cell>
          <table:table-cell table:formula="of:=[.G40]/50" office:value-type="float" office:value="6.20468055555556" calcext:value-type="float">
            <text:p>6.20468055555556</text:p>
          </table:table-cell>
          <table:table-cell table:number-columns-repeated="1011"/>
        </table:table-row>
        <table:table-row table:style-name="ro1">
          <table:table-cell table:style-name="ce9" office:value-type="float" office:value="2002" calcext:value-type="float">
            <text:p>2002</text:p>
          </table:table-cell>
          <table:table-cell table:style-name="ce24" office:value-type="float" office:value="4.935046" calcext:value-type="float">
            <text:p>4.94 <text:s/></text:p>
          </table:table-cell>
          <table:table-cell table:style-name="ce26" office:value-type="float" office:value="676.033698630137" calcext:value-type="float">
            <text:p>676 <text:s/></text:p>
          </table:table-cell>
          <table:table-cell table:style-name="ce32" office:value-type="float" office:value="2.63" calcext:value-type="float">
            <text:p>2.63 <text:s/></text:p>
          </table:table-cell>
          <table:table-cell table:style-name="ce38" office:value-type="float" office:value="360.27397260274" calcext:value-type="float">
            <text:p>360 <text:s/></text:p>
          </table:table-cell>
          <table:table-cell table:style-name="ce24" office:value-type="float" office:value="2.305046" calcext:value-type="float">
            <text:p>2.31 <text:s/></text:p>
          </table:table-cell>
          <table:table-cell table:style-name="ce28" office:value-type="float" office:value="315.759726027397" calcext:value-type="float">
            <text:p>316 <text:s/></text:p>
          </table:table-cell>
          <table:table-cell table:formula="of:=[.G41]/([.E41]+[.G41])" office:value-type="float" office:value="0.467076902626642" calcext:value-type="float">
            <text:p>0.467076902626642</text:p>
          </table:table-cell>
          <table:table-cell table:formula="of:= 1-[.H41]" office:value-type="float" office:value="0.532923097373358" calcext:value-type="float">
            <text:p>0.532923097373358</text:p>
          </table:table-cell>
          <table:table-cell table:style-name="ce46"/>
          <table:table-cell table:style-name="ce46" table:formula="of:=[.C41]/50" office:value-type="float" office:value="13.5206739726027" calcext:value-type="float">
            <text:p>13.5206739726027</text:p>
          </table:table-cell>
          <table:table-cell table:formula="of:=[.E41]/50" office:value-type="float" office:value="7.2054794520548" calcext:value-type="float">
            <text:p>7.2054794520548</text:p>
          </table:table-cell>
          <table:table-cell table:formula="of:=[.G41]/50" office:value-type="float" office:value="6.31519452054794" calcext:value-type="float">
            <text:p>6.31519452054794</text:p>
          </table:table-cell>
          <table:table-cell table:number-columns-repeated="1011"/>
        </table:table-row>
        <table:table-row table:style-name="ro1">
          <table:table-cell table:style-name="ce9" office:value-type="float" office:value="2003" calcext:value-type="float">
            <text:p>2003</text:p>
          </table:table-cell>
          <table:table-cell table:style-name="ce24" office:value-type="float" office:value="4.915615" calcext:value-type="float">
            <text:p>4.92 <text:s/></text:p>
          </table:table-cell>
          <table:table-cell table:style-name="ce28" office:value-type="float" office:value="668.791156462585" calcext:value-type="float">
            <text:p>669 <text:s/></text:p>
          </table:table-cell>
          <table:table-cell table:style-name="ce32" office:value-type="float" office:value="2.58" calcext:value-type="float">
            <text:p>2.58 <text:s/></text:p>
          </table:table-cell>
          <table:table-cell table:style-name="ce38" office:value-type="float" office:value="351.020408163265" calcext:value-type="float">
            <text:p>351 <text:s/></text:p>
          </table:table-cell>
          <table:table-cell table:style-name="ce24" office:value-type="float" office:value="2.335615" calcext:value-type="float">
            <text:p>2.34 <text:s/></text:p>
          </table:table-cell>
          <table:table-cell table:style-name="ce28" office:value-type="float" office:value="317.77074829932" calcext:value-type="float">
            <text:p>318 <text:s/></text:p>
          </table:table-cell>
          <table:table-cell table:formula="of:=[.G42]/([.E42]+[.G42])" office:value-type="float" office:value="0.475141971045333" calcext:value-type="float">
            <text:p>0.475141971045333</text:p>
          </table:table-cell>
          <table:table-cell table:formula="of:= 1-[.H42]" office:value-type="float" office:value="0.524858028954667" calcext:value-type="float">
            <text:p>0.524858028954667</text:p>
          </table:table-cell>
          <table:table-cell table:style-name="ce46"/>
          <table:table-cell table:style-name="ce46" table:formula="of:=[.C42]/50" office:value-type="float" office:value="13.3758231292517" calcext:value-type="float">
            <text:p>13.3758231292517</text:p>
          </table:table-cell>
          <table:table-cell table:formula="of:=[.E42]/50" office:value-type="float" office:value="7.0204081632653" calcext:value-type="float">
            <text:p>7.0204081632653</text:p>
          </table:table-cell>
          <table:table-cell table:formula="of:=[.G42]/50" office:value-type="float" office:value="6.3554149659864" calcext:value-type="float">
            <text:p>6.3554149659864</text:p>
          </table:table-cell>
          <table:table-cell table:number-columns-repeated="1011"/>
        </table:table-row>
        <table:table-row table:style-name="ro1">
          <table:table-cell table:style-name="ce9" office:value-type="float" office:value="2004" calcext:value-type="float">
            <text:p>2004</text:p>
          </table:table-cell>
          <table:table-cell table:style-name="ce24" office:value-type="float" office:value="4.9" calcext:value-type="float">
            <text:p>4.90 <text:s/></text:p>
          </table:table-cell>
          <table:table-cell table:style-name="ce29" office:value-type="float" office:value="659.277603324092" calcext:value-type="float">
            <text:p>659 <text:s/></text:p>
          </table:table-cell>
          <table:table-cell table:style-name="ce33" office:value-type="float" office:value="2.51" calcext:value-type="float">
            <text:p>2.51 <text:s/>2)</text:p>
          </table:table-cell>
          <table:table-cell table:style-name="ce39" office:value-type="float" office:value="336.957980937038" calcext:value-type="float">
            <text:p>337 <text:s/>2)</text:p>
          </table:table-cell>
          <table:table-cell table:style-name="ce24" office:value-type="float" office:value="2.39" calcext:value-type="float">
            <text:p>2.39 <text:s/></text:p>
          </table:table-cell>
          <table:table-cell table:style-name="ce28" office:value-type="float" office:value="322.319622387053" calcext:value-type="float">
            <text:p>322 <text:s/></text:p>
          </table:table-cell>
          <table:table-cell table:formula="of:=[.G43]/([.E43]+[.G43])" office:value-type="float" office:value="0.488898183044458" calcext:value-type="float">
            <text:p>0.488898183044458</text:p>
          </table:table-cell>
          <table:table-cell table:formula="of:= 1-[.H43]" office:value-type="float" office:value="0.511101816955542" calcext:value-type="float">
            <text:p>0.511101816955542</text:p>
          </table:table-cell>
          <table:table-cell table:style-name="ce46"/>
          <table:table-cell table:style-name="ce46" table:formula="of:=[.C43]/50" office:value-type="float" office:value="13.1855520664818" calcext:value-type="float">
            <text:p>13.1855520664818</text:p>
          </table:table-cell>
          <table:table-cell table:formula="of:=[.E43]/50" office:value-type="float" office:value="6.73915961874076" calcext:value-type="float">
            <text:p>6.73915961874076</text:p>
          </table:table-cell>
          <table:table-cell table:formula="of:=[.G43]/50" office:value-type="float" office:value="6.44639244774106" calcext:value-type="float">
            <text:p>6.44639244774106</text:p>
          </table:table-cell>
          <table:table-cell table:number-columns-repeated="1011"/>
        </table:table-row>
        <table:table-row table:style-name="ro1">
          <table:table-cell table:style-name="ce8" office:value-type="float" office:value="2005" calcext:value-type="float">
            <text:p>2005</text:p>
          </table:table-cell>
          <table:table-cell table:style-name="ce23" office:value-type="float" office:value="4.94" calcext:value-type="float">
            <text:p>4.94 <text:s/></text:p>
          </table:table-cell>
          <table:table-cell table:style-name="ce25" office:value-type="float" office:value="662.121598069446" calcext:value-type="float">
            <text:p>662 <text:s/></text:p>
          </table:table-cell>
          <table:table-cell table:style-name="ce34" office:value-type="float" office:value="2.44" calcext:value-type="float">
            <text:p>2.44 <text:s/>2)</text:p>
          </table:table-cell>
          <table:table-cell table:style-name="ce40" office:value-type="float" office:value="327.121598069446" calcext:value-type="float">
            <text:p>327 <text:s/>2)</text:p>
          </table:table-cell>
          <table:table-cell table:style-name="ce23" office:value-type="float" office:value="2.5" calcext:value-type="float">
            <text:p>2.50 <text:s/></text:p>
          </table:table-cell>
          <table:table-cell table:style-name="ce25" office:value-type="float" office:value="335" calcext:value-type="float">
            <text:p>335 <text:s/></text:p>
          </table:table-cell>
          <table:table-cell table:formula="of:=[.G44]/([.E44]+[.G44])" office:value-type="float" office:value="0.505949361834386" calcext:value-type="float">
            <text:p>0.505949361834386</text:p>
          </table:table-cell>
          <table:table-cell table:formula="of:= 1-[.H44]" office:value-type="float" office:value="0.494050638165614" calcext:value-type="float">
            <text:p>0.494050638165614</text:p>
          </table:table-cell>
          <table:table-cell table:style-name="ce46"/>
          <table:table-cell table:style-name="ce46" table:formula="of:=[.C44]/50" office:value-type="float" office:value="13.2424319613889" calcext:value-type="float">
            <text:p>13.2424319613889</text:p>
          </table:table-cell>
          <table:table-cell table:formula="of:=[.E44]/50" office:value-type="float" office:value="6.54243196138892" calcext:value-type="float">
            <text:p>6.54243196138892</text:p>
          </table:table-cell>
          <table:table-cell table:formula="of:=[.G44]/50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9" office:value-type="float" office:value="2006" calcext:value-type="float">
            <text:p>2006</text:p>
          </table:table-cell>
          <table:table-cell table:style-name="ce24" office:value-type="float" office:value="5.33" calcext:value-type="float">
            <text:p>5.33 <text:s/></text:p>
          </table:table-cell>
          <table:table-cell table:style-name="ce29" office:value-type="float" office:value="708" calcext:value-type="float">
            <text:p>708 <text:s/></text:p>
          </table:table-cell>
          <table:table-cell table:style-name="ce33" office:value-type="float" office:value="2.66" calcext:value-type="float">
            <text:p>2.66 <text:s/>2)</text:p>
          </table:table-cell>
          <table:table-cell table:style-name="ce39" office:value-type="float" office:value="352" calcext:value-type="float">
            <text:p>352 <text:s/>2)</text:p>
          </table:table-cell>
          <table:table-cell table:style-name="ce24" office:value-type="float" office:value="2.67" calcext:value-type="float">
            <text:p>2.67 <text:s/></text:p>
          </table:table-cell>
          <table:table-cell table:style-name="ce28" office:value-type="float" office:value="356" calcext:value-type="float">
            <text:p>356 <text:s/></text:p>
          </table:table-cell>
          <table:table-cell table:formula="of:=[.G45]/([.E45]+[.G45])" office:value-type="float" office:value="0.502824858757062" calcext:value-type="float">
            <text:p>0.502824858757062</text:p>
          </table:table-cell>
          <table:table-cell table:formula="of:= 1-[.H45]" office:value-type="float" office:value="0.497175141242938" calcext:value-type="float">
            <text:p>0.497175141242938</text:p>
          </table:table-cell>
          <table:table-cell table:style-name="ce46"/>
          <table:table-cell table:style-name="ce46" table:formula="of:=[.C45]/50" office:value-type="float" office:value="14.16" calcext:value-type="float">
            <text:p>14.16</text:p>
          </table:table-cell>
          <table:table-cell table:formula="of:=[.E45]/50" office:value-type="float" office:value="7.04" calcext:value-type="float">
            <text:p>7.04</text:p>
          </table:table-cell>
          <table:table-cell table:formula="of:=[.G45]/50" office:value-type="float" office:value="7.12" calcext:value-type="float">
            <text:p>7.12</text:p>
          </table:table-cell>
          <table:table-cell table:number-columns-repeated="1011"/>
        </table:table-row>
        <table:table-row table:style-name="ro1">
          <table:table-cell table:style-name="ce10" office:value-type="float" office:value="2007" calcext:value-type="float">
            <text:p>2007</text:p>
          </table:table-cell>
          <table:table-cell table:style-name="ce24" office:value-type="float" office:value="5.46" calcext:value-type="float">
            <text:p>5.46 <text:s/></text:p>
          </table:table-cell>
          <table:table-cell table:style-name="ce29" office:value-type="float" office:value="718" calcext:value-type="float">
            <text:p>718 <text:s/></text:p>
          </table:table-cell>
          <table:table-cell table:style-name="ce35" office:value-type="float" office:value="2.68" calcext:value-type="float">
            <text:p>2.68 <text:s/>2)</text:p>
          </table:table-cell>
          <table:table-cell table:style-name="ce41" office:value-type="float" office:value="351" calcext:value-type="float">
            <text:p>351 <text:s/>2)</text:p>
          </table:table-cell>
          <table:table-cell table:style-name="ce24" office:value-type="float" office:value="2.78" calcext:value-type="float">
            <text:p>2.78 <text:s/></text:p>
          </table:table-cell>
          <table:table-cell table:style-name="ce29" office:value-type="float" office:value="367" calcext:value-type="float">
            <text:p>367 <text:s/></text:p>
          </table:table-cell>
          <table:table-cell table:formula="of:=[.G46]/([.E46]+[.G46])" office:value-type="float" office:value="0.511142061281337" calcext:value-type="float">
            <text:p>0.511142061281337</text:p>
          </table:table-cell>
          <table:table-cell table:formula="of:= 1-[.H46]" office:value-type="float" office:value="0.488857938718663" calcext:value-type="float">
            <text:p>0.488857938718663</text:p>
          </table:table-cell>
          <table:table-cell table:style-name="ce46"/>
          <table:table-cell table:style-name="ce46" table:formula="of:=[.C46]/50" office:value-type="float" office:value="14.36" calcext:value-type="float">
            <text:p>14.36</text:p>
          </table:table-cell>
          <table:table-cell table:formula="of:=[.E46]/50" office:value-type="float" office:value="7.02" calcext:value-type="float">
            <text:p>7.02</text:p>
          </table:table-cell>
          <table:table-cell table:formula="of:=[.G46]/50" office:value-type="float" office:value="7.34" calcext:value-type="float">
            <text:p>7.34</text:p>
          </table:table-cell>
          <table:table-cell table:number-columns-repeated="1011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24" office:value-type="float" office:value="5.65" calcext:value-type="float">
            <text:p>5.65 <text:s/></text:p>
          </table:table-cell>
          <table:table-cell table:style-name="ce29" office:value-type="float" office:value="733" calcext:value-type="float">
            <text:p>733 <text:s/></text:p>
          </table:table-cell>
          <table:table-cell table:style-name="ce35" office:value-type="float" office:value="2.83" calcext:value-type="float">
            <text:p>2.83 <text:s/>2)</text:p>
          </table:table-cell>
          <table:table-cell table:style-name="ce41" office:value-type="float" office:value="366" calcext:value-type="float">
            <text:p>366 <text:s/>2)</text:p>
          </table:table-cell>
          <table:table-cell table:style-name="ce24" office:value-type="float" office:value="2.82" calcext:value-type="float">
            <text:p>2.82 <text:s/></text:p>
          </table:table-cell>
          <table:table-cell table:style-name="ce29" office:value-type="float" office:value="367" calcext:value-type="float">
            <text:p>367 <text:s/></text:p>
          </table:table-cell>
          <table:table-cell table:formula="of:=[.G47]/([.E47]+[.G47])" office:value-type="float" office:value="0.500682128240109" calcext:value-type="float">
            <text:p>0.500682128240109</text:p>
          </table:table-cell>
          <table:table-cell table:formula="of:= 1-[.H47]" office:value-type="float" office:value="0.499317871759891" calcext:value-type="float">
            <text:p>0.499317871759891</text:p>
          </table:table-cell>
          <table:table-cell table:style-name="ce46"/>
          <table:table-cell table:style-name="ce46" table:formula="of:=[.C47]/50" office:value-type="float" office:value="14.66" calcext:value-type="float">
            <text:p>14.66</text:p>
          </table:table-cell>
          <table:table-cell table:formula="of:=[.E47]/50" office:value-type="float" office:value="7.32" calcext:value-type="float">
            <text:p>7.32</text:p>
          </table:table-cell>
          <table:table-cell table:formula="of:=[.G47]/50" office:value-type="float" office:value="7.34" calcext:value-type="float">
            <text:p>7.34</text:p>
          </table:table-cell>
          <table:table-cell table:number-columns-repeated="1011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24" office:value-type="float" office:value="5.46" calcext:value-type="float">
            <text:p>5.46 <text:s/></text:p>
          </table:table-cell>
          <table:table-cell table:style-name="ce29" office:value-type="float" office:value="700" calcext:value-type="float">
            <text:p>700 <text:s/></text:p>
          </table:table-cell>
          <table:table-cell table:style-name="ce35" office:value-type="float" office:value="2.66" calcext:value-type="float">
            <text:p>2.66 <text:s/>2)</text:p>
          </table:table-cell>
          <table:table-cell table:style-name="ce41" office:value-type="float" office:value="340" calcext:value-type="float">
            <text:p>340 <text:s/>2)</text:p>
          </table:table-cell>
          <table:table-cell table:style-name="ce24" office:value-type="float" office:value="2.8" calcext:value-type="float">
            <text:p>2.80 <text:s/></text:p>
          </table:table-cell>
          <table:table-cell table:style-name="ce29" office:value-type="float" office:value="360" calcext:value-type="float">
            <text:p>360 <text:s/></text:p>
          </table:table-cell>
          <table:table-cell table:formula="of:=[.G48]/([.E48]+[.G48])" office:value-type="float" office:value="0.514285714285714" calcext:value-type="float">
            <text:p>0.514285714285714</text:p>
          </table:table-cell>
          <table:table-cell table:formula="of:= 1-[.H48]" office:value-type="float" office:value="0.485714285714286" calcext:value-type="float">
            <text:p>0.485714285714286</text:p>
          </table:table-cell>
          <table:table-cell table:style-name="ce46"/>
          <table:table-cell table:style-name="ce46" table:formula="of:=[.C48]/50" office:value-type="float" office:value="14" calcext:value-type="float">
            <text:p>14</text:p>
          </table:table-cell>
          <table:table-cell table:formula="of:=[.E48]/50" office:value-type="float" office:value="6.8" calcext:value-type="float">
            <text:p>6.8</text:p>
          </table:table-cell>
          <table:table-cell table:formula="of:=[.G48]/50" office:value-type="float" office:value="7.2" calcext:value-type="float">
            <text:p>7.2</text:p>
          </table:table-cell>
          <table:table-cell table:number-columns-repeated="1011"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3" office:value-type="float" office:value="5.57" calcext:value-type="float">
            <text:p>5.57 <text:s/></text:p>
          </table:table-cell>
          <table:table-cell table:style-name="ce30" office:value-type="float" office:value="706" calcext:value-type="float">
            <text:p>706 <text:s/></text:p>
          </table:table-cell>
          <table:table-cell table:style-name="ce36" office:value-type="float" office:value="2.76" calcext:value-type="float">
            <text:p>2.76 <text:s/>2)</text:p>
          </table:table-cell>
          <table:table-cell table:style-name="ce42" office:value-type="float" office:value="349" calcext:value-type="float">
            <text:p>349 <text:s/>2)</text:p>
          </table:table-cell>
          <table:table-cell table:style-name="ce23" office:value-type="float" office:value="2.81" calcext:value-type="float">
            <text:p>2.81 <text:s/></text:p>
          </table:table-cell>
          <table:table-cell table:style-name="ce30" office:value-type="float" office:value="357" calcext:value-type="float">
            <text:p>357 <text:s/></text:p>
          </table:table-cell>
          <table:table-cell table:formula="of:=[.G49]/([.E49]+[.G49])" office:value-type="float" office:value="0.505665722379603" calcext:value-type="float">
            <text:p>0.505665722379603</text:p>
          </table:table-cell>
          <table:table-cell table:formula="of:= 1-[.H49]" office:value-type="float" office:value="0.494334277620397" calcext:value-type="float">
            <text:p>0.494334277620397</text:p>
          </table:table-cell>
          <table:table-cell table:style-name="ce46"/>
          <table:table-cell table:style-name="ce46" table:formula="of:=[.C49]/50" office:value-type="float" office:value="14.12" calcext:value-type="float">
            <text:p>14.12</text:p>
          </table:table-cell>
          <table:table-cell table:formula="of:=[.E49]/50" office:value-type="float" office:value="6.98" calcext:value-type="float">
            <text:p>6.98</text:p>
          </table:table-cell>
          <table:table-cell table:formula="of:=[.G49]/50" office:value-type="float" office:value="7.14" calcext:value-type="float">
            <text:p>7.14</text:p>
          </table:table-cell>
          <table:table-cell table:number-columns-repeated="1011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24" office:value-type="float" office:value="5.48" calcext:value-type="float">
            <text:p>5.48 <text:s/></text:p>
          </table:table-cell>
          <table:table-cell table:style-name="ce29" office:value-type="float" office:value="689" calcext:value-type="float">
            <text:p>689 <text:s/></text:p>
          </table:table-cell>
          <table:table-cell table:style-name="ce35" office:value-type="float" office:value="2.73" calcext:value-type="float">
            <text:p>2.73 <text:s/>2)</text:p>
          </table:table-cell>
          <table:table-cell table:style-name="ce41" office:value-type="float" office:value="344" calcext:value-type="float">
            <text:p>344 <text:s/>2)</text:p>
          </table:table-cell>
          <table:table-cell table:style-name="ce24" office:value-type="float" office:value="2.75" calcext:value-type="float">
            <text:p>2.75 <text:s/></text:p>
          </table:table-cell>
          <table:table-cell table:style-name="ce29" office:value-type="float" office:value="345" calcext:value-type="float">
            <text:p>345 <text:s/></text:p>
          </table:table-cell>
          <table:table-cell table:formula="of:=[.G50]/([.E50]+[.G50])" office:value-type="float" office:value="0.500725689404935" calcext:value-type="float">
            <text:p>0.500725689404935</text:p>
          </table:table-cell>
          <table:table-cell table:formula="of:= 1-[.H50]" office:value-type="float" office:value="0.499274310595065" calcext:value-type="float">
            <text:p>0.499274310595065</text:p>
          </table:table-cell>
          <table:table-cell table:style-name="ce46"/>
          <table:table-cell table:style-name="ce46" table:formula="of:=[.C50]/50" office:value-type="float" office:value="13.78" calcext:value-type="float">
            <text:p>13.78</text:p>
          </table:table-cell>
          <table:table-cell table:formula="of:=[.E50]/50" office:value-type="float" office:value="6.88" calcext:value-type="float">
            <text:p>6.88</text:p>
          </table:table-cell>
          <table:table-cell table:formula="of:=[.G50]/50" office:value-type="float" office:value="6.9" calcext:value-type="float">
            <text:p>6.9</text:p>
          </table:table-cell>
          <table:table-cell table:number-columns-repeated="1011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24" office:value-type="float" office:value="5.58" calcext:value-type="float">
            <text:p>5.58 <text:s/></text:p>
          </table:table-cell>
          <table:table-cell table:style-name="ce29" office:value-type="float" office:value="694" calcext:value-type="float">
            <text:p>694 <text:s/></text:p>
          </table:table-cell>
          <table:table-cell table:style-name="ce35" office:value-type="float" office:value="2.79" calcext:value-type="float">
            <text:p>2.79 <text:s/>2)</text:p>
          </table:table-cell>
          <table:table-cell table:style-name="ce41" office:value-type="float" office:value="347" calcext:value-type="float">
            <text:p>347 <text:s/>2)</text:p>
          </table:table-cell>
          <table:table-cell table:style-name="ce24" office:value-type="float" office:value="2.79" calcext:value-type="float">
            <text:p>2.79 <text:s/></text:p>
          </table:table-cell>
          <table:table-cell table:style-name="ce29" office:value-type="float" office:value="347" calcext:value-type="float">
            <text:p>347 <text:s/></text:p>
          </table:table-cell>
          <table:table-cell table:formula="of:=[.G51]/([.E51]+[.G51])" office:value-type="float" office:value="0.5" calcext:value-type="float">
            <text:p>0.5</text:p>
          </table:table-cell>
          <table:table-cell table:formula="of:= 1-[.H51]" office:value-type="float" office:value="0.5" calcext:value-type="float">
            <text:p>0.5</text:p>
          </table:table-cell>
          <table:table-cell table:style-name="ce46"/>
          <table:table-cell table:style-name="ce46" table:formula="of:=[.C51]/50" office:value-type="float" office:value="13.88" calcext:value-type="float">
            <text:p>13.88</text:p>
          </table:table-cell>
          <table:table-cell table:formula="of:=[.E51]/50" office:value-type="float" office:value="6.94" calcext:value-type="float">
            <text:p>6.94</text:p>
          </table:table-cell>
          <table:table-cell table:formula="of:=[.G51]/50" office:value-type="float" office:value="6.94" calcext:value-type="float">
            <text:p>6.94</text:p>
          </table:table-cell>
          <table:table-cell table:number-columns-repeated="1011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24" office:value-type="float" office:value="5.71" calcext:value-type="float">
            <text:p>5.71 <text:s/></text:p>
          </table:table-cell>
          <table:table-cell table:style-name="ce29" office:value-type="float" office:value="702" calcext:value-type="float">
            <text:p>702 <text:s/></text:p>
          </table:table-cell>
          <table:table-cell table:style-name="ce35" office:value-type="float" office:value="2.8" calcext:value-type="float">
            <text:p>2.80 <text:s/>2)</text:p>
          </table:table-cell>
          <table:table-cell table:style-name="ce41" office:value-type="float" office:value="344" calcext:value-type="float">
            <text:p>344 <text:s/>2)</text:p>
          </table:table-cell>
          <table:table-cell table:style-name="ce24" office:value-type="float" office:value="2.91" calcext:value-type="float">
            <text:p>2.91 <text:s/></text:p>
          </table:table-cell>
          <table:table-cell table:style-name="ce29" office:value-type="float" office:value="358" calcext:value-type="float">
            <text:p>358 <text:s/></text:p>
          </table:table-cell>
          <table:table-cell table:formula="of:=[.G52]/([.E52]+[.G52])" office:value-type="float" office:value="0.50997150997151" calcext:value-type="float">
            <text:p>0.50997150997151</text:p>
          </table:table-cell>
          <table:table-cell table:formula="of:= 1-[.H52]" office:value-type="float" office:value="0.49002849002849" calcext:value-type="float">
            <text:p>0.49002849002849</text:p>
          </table:table-cell>
          <table:table-cell table:style-name="ce46"/>
          <table:table-cell table:style-name="ce46" table:formula="of:=[.C52]/50" office:value-type="float" office:value="14.04" calcext:value-type="float">
            <text:p>14.04</text:p>
          </table:table-cell>
          <table:table-cell table:formula="of:=[.E52]/50" office:value-type="float" office:value="6.88" calcext:value-type="float">
            <text:p>6.88</text:p>
          </table:table-cell>
          <table:table-cell table:formula="of:=[.G52]/50" office:value-type="float" office:value="7.16" calcext:value-type="float">
            <text:p>7.16</text:p>
          </table:table-cell>
          <table:table-cell table:number-columns-repeated="1011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24" office:value-type="float" office:value="6.01" calcext:value-type="float">
            <text:p>6.01 <text:s/></text:p>
          </table:table-cell>
          <table:table-cell table:style-name="ce29" office:value-type="float" office:value="729" calcext:value-type="float">
            <text:p>729 <text:s/></text:p>
          </table:table-cell>
          <table:table-cell table:style-name="ce35" office:value-type="float" office:value="2.79" calcext:value-type="float">
            <text:p>2.79 <text:s/>2)</text:p>
          </table:table-cell>
          <table:table-cell table:style-name="ce41" office:value-type="float" office:value="339" calcext:value-type="float">
            <text:p>339 <text:s/>2)</text:p>
          </table:table-cell>
          <table:table-cell table:style-name="ce24" office:value-type="float" office:value="3.22" calcext:value-type="float">
            <text:p>3.22 <text:s/></text:p>
          </table:table-cell>
          <table:table-cell table:style-name="ce29" office:value-type="float" office:value="390" calcext:value-type="float">
            <text:p>390 <text:s/></text:p>
          </table:table-cell>
          <table:table-cell table:formula="of:=[.G53]/([.E53]+[.G53])" office:value-type="float" office:value="0.534979423868313" calcext:value-type="float">
            <text:p>0.534979423868313</text:p>
          </table:table-cell>
          <table:table-cell table:formula="of:= 1-[.H53]" office:value-type="float" office:value="0.465020576131687" calcext:value-type="float">
            <text:p>0.465020576131687</text:p>
          </table:table-cell>
          <table:table-cell table:style-name="ce46"/>
          <table:table-cell table:style-name="ce46" table:formula="of:=[.C53]/50" office:value-type="float" office:value="14.58" calcext:value-type="float">
            <text:p>14.58</text:p>
          </table:table-cell>
          <table:table-cell table:formula="of:=[.E53]/50" office:value-type="float" office:value="6.78" calcext:value-type="float">
            <text:p>6.78</text:p>
          </table:table-cell>
          <table:table-cell table:formula="of:=[.G53]/50" office:value-type="float" office:value="7.8" calcext:value-type="float">
            <text:p>7.8</text:p>
          </table:table-cell>
          <table:table-cell table:number-columns-repeated="1011"/>
        </table:table-row>
        <table:table-row table:style-name="ro1">
          <table:table-cell table:style-name="ce12" office:value-type="float" office:value="2015" calcext:value-type="float">
            <text:p>2015</text:p>
          </table:table-cell>
          <table:table-cell table:style-name="ce23" office:value-type="float" office:value="6.03" calcext:value-type="float">
            <text:p>6.03 <text:s/></text:p>
          </table:table-cell>
          <table:table-cell table:style-name="ce30" office:value-type="float" office:value="724" calcext:value-type="float">
            <text:p>724 <text:s/></text:p>
          </table:table-cell>
          <table:table-cell table:style-name="ce36" office:value-type="float" office:value="2.85" calcext:value-type="float">
            <text:p>2.85 <text:s/>2)</text:p>
          </table:table-cell>
          <table:table-cell table:style-name="ce42" office:value-type="float" office:value="342" calcext:value-type="float">
            <text:p>342 <text:s/>2)</text:p>
          </table:table-cell>
          <table:table-cell table:style-name="ce23" office:value-type="float" office:value="3.18" calcext:value-type="float">
            <text:p>3.18 <text:s/></text:p>
          </table:table-cell>
          <table:table-cell table:style-name="ce30" office:value-type="float" office:value="382" calcext:value-type="float">
            <text:p>382 <text:s/></text:p>
          </table:table-cell>
          <table:table-cell table:formula="of:=[.G54]/([.E54]+[.G54])" office:value-type="float" office:value="0.527624309392265" calcext:value-type="float">
            <text:p>0.527624309392265</text:p>
          </table:table-cell>
          <table:table-cell table:formula="of:= 1-[.H54]" office:value-type="float" office:value="0.472375690607735" calcext:value-type="float">
            <text:p>0.472375690607735</text:p>
          </table:table-cell>
          <table:table-cell table:style-name="ce46"/>
          <table:table-cell table:style-name="ce46" table:formula="of:=[.C54]/50" office:value-type="float" office:value="14.48" calcext:value-type="float">
            <text:p>14.48</text:p>
          </table:table-cell>
          <table:table-cell table:formula="of:=[.E54]/50" office:value-type="float" office:value="6.84" calcext:value-type="float">
            <text:p>6.84</text:p>
          </table:table-cell>
          <table:table-cell table:formula="of:=[.G54]/50" office:value-type="float" office:value="7.64" calcext:value-type="float">
            <text:p>7.64</text:p>
          </table:table-cell>
          <table:table-cell table:number-columns-repeated="1011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24" office:value-type="float" office:value="6.06" calcext:value-type="float">
            <text:p>6.06 <text:s/></text:p>
          </table:table-cell>
          <table:table-cell table:style-name="ce29" office:value-type="float" office:value="716" calcext:value-type="float">
            <text:p>716 <text:s/></text:p>
          </table:table-cell>
          <table:table-cell table:style-name="ce35" office:value-type="float" office:value="2.88" calcext:value-type="float">
            <text:p>2.88 <text:s/>2)</text:p>
          </table:table-cell>
          <table:table-cell table:style-name="ce41" office:value-type="float" office:value="340" calcext:value-type="float">
            <text:p>340 <text:s/>2)</text:p>
          </table:table-cell>
          <table:table-cell table:style-name="ce24" office:value-type="float" office:value="3.18" calcext:value-type="float">
            <text:p>3.18 <text:s/></text:p>
          </table:table-cell>
          <table:table-cell table:style-name="ce29" office:value-type="float" office:value="376" calcext:value-type="float">
            <text:p>376 <text:s/></text:p>
          </table:table-cell>
          <table:table-cell table:formula="of:=[.G55]/([.E55]+[.G55])" office:value-type="float" office:value="0.525139664804469" calcext:value-type="float">
            <text:p>0.525139664804469</text:p>
          </table:table-cell>
          <table:table-cell table:formula="of:= 1-[.H55]" office:value-type="float" office:value="0.474860335195531" calcext:value-type="float">
            <text:p>0.474860335195531</text:p>
          </table:table-cell>
          <table:table-cell table:style-name="ce46"/>
          <table:table-cell table:style-name="ce46" table:formula="of:=[.C55]/50" office:value-type="float" office:value="14.32" calcext:value-type="float">
            <text:p>14.32</text:p>
          </table:table-cell>
          <table:table-cell table:formula="of:=[.E55]/50" office:value-type="float" office:value="6.8" calcext:value-type="float">
            <text:p>6.8</text:p>
          </table:table-cell>
          <table:table-cell table:formula="of:=[.G55]/50" office:value-type="float" office:value="7.52" calcext:value-type="float">
            <text:p>7.52</text:p>
          </table:table-cell>
          <table:table-cell table:number-columns-repeated="1011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24" office:value-type="float" office:value="6" calcext:value-type="float">
            <text:p>6.00 <text:s/></text:p>
          </table:table-cell>
          <table:table-cell table:style-name="ce29" office:value-type="float" office:value="703" calcext:value-type="float">
            <text:p>703 <text:s/></text:p>
          </table:table-cell>
          <table:table-cell table:style-name="ce35" office:value-type="float" office:value="2.85" calcext:value-type="float">
            <text:p>2.85 <text:s/>2)</text:p>
          </table:table-cell>
          <table:table-cell table:style-name="ce41" office:value-type="float" office:value="334" calcext:value-type="float">
            <text:p>334 <text:s/>2)</text:p>
          </table:table-cell>
          <table:table-cell table:style-name="ce24" office:value-type="float" office:value="3.15" calcext:value-type="float">
            <text:p>3.15 <text:s/></text:p>
          </table:table-cell>
          <table:table-cell table:style-name="ce29" office:value-type="float" office:value="369" calcext:value-type="float">
            <text:p>369 <text:s/></text:p>
          </table:table-cell>
          <table:table-cell table:formula="of:=[.G56]/([.E56]+[.G56])" office:value-type="float" office:value="0.524893314366999" calcext:value-type="float">
            <text:p>0.524893314366999</text:p>
          </table:table-cell>
          <table:table-cell table:formula="of:= 1-[.H56]" office:value-type="float" office:value="0.475106685633001" calcext:value-type="float">
            <text:p>0.475106685633001</text:p>
          </table:table-cell>
          <table:table-cell table:style-name="ce47"/>
          <table:table-cell table:style-name="ce46" table:formula="of:=[.C56]/50" office:value-type="float" office:value="14.06" calcext:value-type="float">
            <text:p>14.06</text:p>
          </table:table-cell>
          <table:table-cell table:formula="of:=[.E56]/50" office:value-type="float" office:value="6.68" calcext:value-type="float">
            <text:p>6.68</text:p>
          </table:table-cell>
          <table:table-cell table:formula="of:=[.G56]/50" office:value-type="float" office:value="7.38" calcext:value-type="float">
            <text:p>7.38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24" office:value-type="float" office:value="6.02" calcext:value-type="float">
            <text:p>6.02 <text:s/></text:p>
          </table:table-cell>
          <table:table-cell table:style-name="ce29" office:value-type="float" office:value="703" calcext:value-type="float">
            <text:p>703 <text:s/></text:p>
          </table:table-cell>
          <table:table-cell table:style-name="ce35" office:value-type="float" office:value="2.86" calcext:value-type="float">
            <text:p>2.86 <text:s/>2)</text:p>
          </table:table-cell>
          <table:table-cell table:style-name="ce41" office:value-type="float" office:value="334" calcext:value-type="float">
            <text:p>334 <text:s/>2)</text:p>
          </table:table-cell>
          <table:table-cell table:style-name="ce24" office:value-type="float" office:value="3.16" calcext:value-type="float">
            <text:p>3.16 <text:s/></text:p>
          </table:table-cell>
          <table:table-cell table:style-name="ce29" office:value-type="float" office:value="369" calcext:value-type="float">
            <text:p>369 <text:s/></text:p>
          </table:table-cell>
          <table:table-cell table:formula="of:=[.G57]/([.E57]+[.G57])" office:value-type="float" office:value="0.524893314366999" calcext:value-type="float">
            <text:p>0.524893314366999</text:p>
          </table:table-cell>
          <table:table-cell table:formula="of:= 1-[.H57]" office:value-type="float" office:value="0.475106685633001" calcext:value-type="float">
            <text:p>0.475106685633001</text:p>
          </table:table-cell>
          <table:table-cell table:style-name="ce47"/>
          <table:table-cell table:style-name="ce46" table:formula="of:=[.C57]/50" office:value-type="float" office:value="14.06" calcext:value-type="float">
            <text:p>14.06</text:p>
          </table:table-cell>
          <table:table-cell table:formula="of:=[.E57]/50" office:value-type="float" office:value="6.68" calcext:value-type="float">
            <text:p>6.68</text:p>
          </table:table-cell>
          <table:table-cell table:formula="of:=[.G57]/50" office:value-type="float" office:value="7.38" calcext:value-type="float">
            <text:p>7.38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24" office:value-type="float" office:value="6.08" calcext:value-type="float">
            <text:p>6.08 <text:s/></text:p>
          </table:table-cell>
          <table:table-cell table:style-name="ce29" office:value-type="float" office:value="704" calcext:value-type="float">
            <text:p>704 <text:s/></text:p>
          </table:table-cell>
          <table:table-cell table:style-name="ce35" office:value-type="float" office:value="2.86" calcext:value-type="float">
            <text:p>2.86 <text:s/>2)</text:p>
          </table:table-cell>
          <table:table-cell table:style-name="ce41" office:value-type="float" office:value="331" calcext:value-type="float">
            <text:p>331 <text:s/>2)</text:p>
          </table:table-cell>
          <table:table-cell table:style-name="ce24" office:value-type="float" office:value="3.22" calcext:value-type="float">
            <text:p>3.22 <text:s/></text:p>
          </table:table-cell>
          <table:table-cell table:style-name="ce29" office:value-type="float" office:value="373" calcext:value-type="float">
            <text:p>373 <text:s/></text:p>
          </table:table-cell>
          <table:table-cell table:formula="of:=[.G58]/([.E58]+[.G58])" office:value-type="float" office:value="0.529829545454545" calcext:value-type="float">
            <text:p>0.529829545454545</text:p>
          </table:table-cell>
          <table:table-cell table:formula="of:= 1-[.H58]" office:value-type="float" office:value="0.470170454545455" calcext:value-type="float">
            <text:p>0.470170454545455</text:p>
          </table:table-cell>
          <table:table-cell table:style-name="ce47"/>
          <table:table-cell table:style-name="ce46" table:formula="of:=[.C58]/50" office:value-type="float" office:value="14.08" calcext:value-type="float">
            <text:p>14.08</text:p>
          </table:table-cell>
          <table:table-cell table:formula="of:=[.E58]/50" office:value-type="float" office:value="6.62" calcext:value-type="float">
            <text:p>6.62</text:p>
          </table:table-cell>
          <table:table-cell table:formula="of:=[.G58]/50" office:value-type="float" office:value="7.46" calcext:value-type="float">
            <text:p>7.46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) Ab 1992 ohne illegale Entsorg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) Nur inländische Menge ohne Abfallimpo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lle: Bundesamt für Umwel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© BFS 2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Letzte Änderung: 04.12.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kunft: Michael Hügi; 058 462 93 16; waste@bafu.admin.ch</text:p>
          </table:table-cell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T2.3.2.10'.$A$1" table:cell-range-address="$'T2.3.2.10'.$A$1:.$G$6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  <number:text>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28P2" style:volatile="true">
      <number:text>-  </number:text>
    </number:number-style>
    <number:text-style style:name="N128">
      <number:text-content/>
      <number:text> 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0P2" style:volatile="true">
      <number:number number:decimal-places="0" loext:min-decimal-places="0" number:min-integer-digits="1"/>
      <number:text>  </number:text>
    </number:number-style>
    <number:text-style style:name="N130">
      <number:text-content/>
      <number:text> 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3P2" style:volatile="true">
      <number:text>-  </number:text>
    </number:number-style>
    <number:text-style style:name="N133">
      <number:text-content/>
      <number:text> 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loext:min-decimal-places="0" number:min-integer-digits="1" number:grouping="true"/>
      <number:text>  2)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5P2" style:volatile="true">
      <number:number number:decimal-places="0" loext:min-decimal-places="0" number:min-integer-digits="1"/>
      <number:text>  </number:text>
    </number:number-style>
    <number:text-style style:name="N135">
      <number:text-content/>
      <number:text> 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loext:min-decimal-places="2" number:min-integer-digits="1" number:grouping="true"/>
      <number:text>  2)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7P2" style:volatile="true">
      <number:number number:decimal-places="0" loext:min-decimal-places="0" number:min-integer-digits="1"/>
      <number:text>  </number:text>
    </number:number-style>
    <number:text-style style:name="N137">
      <number:text-content/>
      <number:text>  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loext:min-decimal-places="2" number:min-integer-digits="1" number:grouping="true"/>
      <number:text>  2)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8P2" style:volatile="true">
      <number:text>-  </number:text>
    </number:number-style>
    <number:text-style style:name="N138">
      <number:text-content/>
      <number:text>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 2)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9P2" style:volatile="true">
      <number:text>-  </number:text>
    </number:number-style>
    <number:text-style style:name="N139">
      <number:text-content/>
      <number:text> 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AR PL SungtiL GB" style:font-family-asian="'AR PL SungtiL GB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SDLABF" style:display-name="Standard_SDLABF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07:51:25.482373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2.3.2.10" style:display-name="PageStyle_T2.3.2.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grino Lucas BFS</meta:initial-creator>
    <meta:print-date>2016-12-02T11:53:35</meta:print-date>
    <meta:creation-date>2000-09-25T09:53:27</meta:creation-date>
    <dc:date>2020-12-26T08:17:05.524981539</dc:date>
    <meta:editing-duration>PT15M40S</meta:editing-duration>
    <meta:generator>LibreOffice/6.0.7.3$Linux_X86_64 LibreOffice_project/00m0$Build-3</meta:generator>
    <meta:editing-cycles>2</meta:editing-cycles>
    <meta:document-statistic meta:table-count="1" meta:cell-count="6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